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91cf4f" draw:stroke-linejoin="miter" svg:stroke-linecap="square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solid" svg:stroke-width="0.07cm" svg:stroke-color="#00b04f" draw:stroke-linejoin="miter" svg:stroke-linecap="square" draw:fill="none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7cm" svg:stroke-color="#00b0f0" draw:stroke-linejoin="miter" svg:stroke-linecap="square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solid" svg:stroke-width="0.07cm" svg:stroke-color="#0070bf" draw:stroke-linejoin="miter" svg:stroke-linecap="square" draw:fill="none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7cm" svg:stroke-color="#002161" draw:stroke-linejoin="miter" svg:stroke-linecap="square" draw:fill="none" fo:padding-top="0.035cm" fo:padding-bottom="0.035cm" fo:padding-left="0.035cm" fo:padding-right="0.035cm"/>
    </style:style>
    <style:style style:name="gr7" style:family="graphic" style:parent-style-name="standard">
      <style:graphic-properties draw:stroke="solid" svg:stroke-width="0.07cm" svg:stroke-color="#7030a1" draw:stroke-linejoin="miter" svg:stroke-linecap="square" draw:fill="none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7cm" svg:stroke-color="#bf0000" draw:stroke-linejoin="miter" svg:stroke-linecap="square" draw:fill="none" fo:padding-top="0.035cm" fo:padding-bottom="0.035cm" fo:padding-left="0.035cm" fo:padding-right="0.035cm"/>
    </style:style>
    <style:style style:name="gr9" style:family="graphic" style:parent-style-name="standard">
      <style:graphic-properties draw:stroke="solid" svg:stroke-width="0.07cm" svg:stroke-color="#ff0000" draw:stroke-linejoin="miter" svg:stroke-linecap="square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width="0.07cm" svg:stroke-color="#ffbf00" draw:stroke-linejoin="miter" svg:stroke-linecap="square" draw:fill="none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cm" svg:stroke-color="#ffff00" draw:stroke-linejoin="miter" svg:stroke-linecap="square" draw:fill="none" fo:padding-top="0.035cm" fo:padding-bottom="0.035cm" fo:padding-left="0.035cm" fo:padding-right="0.03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fo:min-height="0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style:text-properties fo:color="#fff200"/>
    </style:style>
    <style:style style:name="P5" style:family="paragraph">
      <loext:graphic-properties draw:fill="none" draw:fill-color="#ffffff"/>
      <style:text-properties fo:color="#fff200"/>
    </style:style>
    <style:style style:name="P6" style:family="paragraph">
      <loext:graphic-properties draw:fill="none" draw:fill-color="#ffffff"/>
      <style:text-properties fo:color="#faa61a"/>
    </style:style>
    <style:style style:name="P7" style:family="paragraph">
      <loext:graphic-properties draw:fill="none" draw:fill-color="#ffffff"/>
      <style:text-properties fo:color="#ed1c24"/>
    </style:style>
    <style:style style:name="P8" style:family="paragraph">
      <loext:graphic-properties draw:fill="none" draw:fill-color="#ffffff"/>
      <style:text-properties fo:color="#ce181e"/>
    </style:style>
    <style:style style:name="P9" style:family="paragraph">
      <loext:graphic-properties draw:fill="none" draw:fill-color="#ffffff"/>
      <style:text-properties fo:color="#5c2d91"/>
    </style:style>
    <style:style style:name="P10" style:family="paragraph">
      <style:text-properties fo:color="#002342"/>
    </style:style>
    <style:style style:name="P11" style:family="paragraph">
      <loext:graphic-properties draw:fill="none" draw:fill-color="#ffffff"/>
      <style:text-properties fo:color="#002342"/>
    </style:style>
    <style:style style:name="P12" style:family="paragraph">
      <style:text-properties fo:color="#00599d"/>
    </style:style>
    <style:style style:name="P13" style:family="paragraph">
      <loext:graphic-properties draw:fill="none" draw:fill-color="#ffffff"/>
      <style:text-properties fo:color="#00599d"/>
    </style:style>
    <style:style style:name="P14" style:family="paragraph">
      <style:text-properties fo:color="#1c99e0"/>
    </style:style>
    <style:style style:name="P15" style:family="paragraph">
      <loext:graphic-properties draw:fill="none" draw:fill-color="#ffffff"/>
      <style:text-properties fo:color="#1c99e0"/>
    </style:style>
    <style:style style:name="P16" style:family="paragraph">
      <style:text-properties fo:color="#00a65d"/>
    </style:style>
    <style:style style:name="P17" style:family="paragraph">
      <loext:graphic-properties draw:fill="none" draw:fill-color="#ffffff"/>
      <style:text-properties fo:color="#00a65d"/>
    </style:style>
    <style:style style:name="P18" style:family="paragraph">
      <style:text-properties fo:color="#72bf44"/>
    </style:style>
    <style:style style:name="P19" style:family="paragraph">
      <loext:graphic-properties draw:fill="none" draw:fill-color="#ffffff"/>
      <style:text-properties fo:color="#72bf44"/>
    </style:style>
    <style:style style:name="T1" style:family="text">
      <style:text-properties fo:color="#3b3b3b" style:font-name="Helvetica" fo:font-size="8pt" style:font-size-asian="8pt" style:font-name-complex="Helvetica" style:font-size-complex="8pt"/>
    </style:style>
    <style:style style:name="T2" style:family="text">
      <style:text-properties fo:color="#fff200"/>
    </style:style>
    <style:style style:name="T3" style:family="text">
      <style:text-properties fo:color="#faa61a"/>
    </style:style>
    <style:style style:name="T4" style:family="text">
      <style:text-properties fo:color="#ed1c24"/>
    </style:style>
    <style:style style:name="T5" style:family="text">
      <style:text-properties fo:color="#ce181e"/>
    </style:style>
    <style:style style:name="T6" style:family="text">
      <style:text-properties fo:color="#5c2d91"/>
    </style:style>
    <style:style style:name="T7" style:family="text">
      <style:text-properties fo:color="#002342"/>
    </style:style>
    <style:style style:name="T8" style:family="text">
      <style:text-properties fo:color="#00599d"/>
    </style:style>
    <style:style style:name="T9" style:family="text">
      <style:text-properties fo:color="#1c99e0"/>
    </style:style>
    <style:style style:name="T10" style:family="text">
      <style:text-properties fo:color="#00a65d"/>
    </style:style>
    <style:style style:name="T11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88cm" svg:y1="17.709cm" svg:x2="6.702cm" svg:y2="18.274cm">
          <text:p/>
        </draw:line>
        <draw:line draw:style-name="gr1" draw:text-style-name="P1" draw:layer="layout" svg:x1="6.88cm" svg:y1="17.709cm" svg:x2="6.702cm" svg:y2="18.239cm">
          <text:p/>
        </draw:line>
        <draw:line draw:style-name="gr1" draw:text-style-name="P1" draw:layer="layout" svg:x1="7.091cm" svg:y1="17.039cm" svg:x2="6.879cm" svg:y2="17.71cm">
          <text:p/>
        </draw:line>
        <draw:line draw:style-name="gr1" draw:text-style-name="P1" draw:layer="layout" svg:x1="7.091cm" svg:y1="17.039cm" svg:x2="6.738cm" svg:y2="17.992cm">
          <text:p/>
        </draw:line>
        <draw:line draw:style-name="gr1" draw:text-style-name="P1" draw:layer="layout" svg:x1="7.162cm" svg:y1="16.792cm" svg:x2="7.09cm" svg:y2="17.04cm">
          <text:p/>
        </draw:line>
        <draw:line draw:style-name="gr1" draw:text-style-name="P1" draw:layer="layout" svg:x1="7.162cm" svg:y1="16.792cm" svg:x2="6.667cm" svg:y2="18.098cm">
          <text:p/>
        </draw:line>
        <draw:line draw:style-name="gr1" draw:text-style-name="P1" draw:layer="layout" svg:x1="7.232cm" svg:y1="16.58cm" svg:x2="7.161cm" svg:y2="16.793cm">
          <text:p/>
        </draw:line>
        <draw:line draw:style-name="gr1" draw:text-style-name="P1" draw:layer="layout" svg:x1="7.232cm" svg:y1="16.58cm" svg:x2="6.738cm" svg:y2="17.745cm">
          <text:p/>
        </draw:line>
        <draw:polyline draw:style-name="gr1" draw:text-style-name="P1" draw:layer="layout" svg:width="0cm" svg:height="0cm" svg:x="7.231cm" svg:y="16.58cm" svg:viewBox="0 0 0 0" draw:points="0,0">
          <text:p/>
        </draw:polyline>
        <draw:line draw:style-name="gr1" draw:text-style-name="P1" draw:layer="layout" svg:x1="6.668cm" svg:y1="17.78cm" svg:x2="6.244cm" svg:y2="18.768cm">
          <text:p/>
        </draw:line>
        <draw:line draw:style-name="gr1" draw:text-style-name="P1" draw:layer="layout" svg:x1="6.492cm" svg:y1="18.168cm" svg:x2="5.997cm" svg:y2="19.262cm">
          <text:p/>
        </draw:line>
        <draw:line draw:style-name="gr1" draw:text-style-name="P1" draw:layer="layout" svg:x1="6.492cm" svg:y1="18.168cm" svg:x2="6.244cm" svg:y2="18.698cm">
          <text:p/>
        </draw:line>
        <draw:line draw:style-name="gr1" draw:text-style-name="P1" draw:layer="layout" svg:x1="6.668cm" svg:y1="17.78cm" svg:x2="6.491cm" svg:y2="18.169cm">
          <text:p/>
        </draw:line>
        <draw:line draw:style-name="gr1" draw:text-style-name="P1" draw:layer="layout" svg:x1="7.232cm" svg:y1="16.58cm" svg:x2="6.667cm" svg:y2="17.781cm">
          <text:p/>
        </draw:line>
        <draw:line draw:style-name="gr1" draw:text-style-name="P1" draw:layer="layout" svg:x1="7.338cm" svg:y1="16.263cm" svg:x2="7.231cm" svg:y2="16.581cm">
          <text:p/>
        </draw:line>
        <draw:line draw:style-name="gr1" draw:text-style-name="P1" draw:layer="layout" svg:x1="7.056cm" svg:y1="16.827cm" svg:x2="6.279cm" svg:y2="18.345cm">
          <text:p/>
        </draw:line>
        <draw:line draw:style-name="gr1" draw:text-style-name="P1" draw:layer="layout" svg:x1="7.056cm" svg:y1="16.827cm" svg:x2="6.208cm" svg:y2="18.416cm">
          <text:p/>
        </draw:line>
        <draw:line draw:style-name="gr1" draw:text-style-name="P1" draw:layer="layout" svg:x1="7.338cm" svg:y1="16.263cm" svg:x2="7.055cm" svg:y2="16.828cm">
          <text:p/>
        </draw:line>
        <draw:line draw:style-name="gr1" draw:text-style-name="P1" draw:layer="layout" svg:x1="7.903cm" svg:y1="14.887cm" svg:x2="7.337cm" svg:y2="16.264cm">
          <text:p/>
        </draw:line>
        <draw:line draw:style-name="gr1" draw:text-style-name="P1" draw:layer="layout" svg:x1="7.021cm" svg:y1="16.368cm" svg:x2="6.491cm" svg:y2="17.287cm">
          <text:p/>
        </draw:line>
        <draw:line draw:style-name="gr1" draw:text-style-name="P1" draw:layer="layout" svg:x1="6.88cm" svg:y1="16.58cm" svg:x2="6.244cm" svg:y2="17.639cm">
          <text:p/>
        </draw:line>
        <draw:line draw:style-name="gr1" draw:text-style-name="P1" draw:layer="layout" svg:x1="6.88cm" svg:y1="16.58cm" svg:x2="6.314cm" svg:y2="17.498cm">
          <text:p/>
        </draw:line>
        <draw:line draw:style-name="gr1" draw:text-style-name="P1" draw:layer="layout" svg:x1="7.021cm" svg:y1="16.368cm" svg:x2="6.879cm" svg:y2="16.581cm">
          <text:p/>
        </draw:line>
        <draw:line draw:style-name="gr1" draw:text-style-name="P1" draw:layer="layout" svg:x1="7.903cm" svg:y1="14.887cm" svg:x2="7.02cm" svg:y2="16.369cm">
          <text:p/>
        </draw:line>
        <draw:line draw:style-name="gr1" draw:text-style-name="P1" draw:layer="layout" svg:x1="8.114cm" svg:y1="14.393cm" svg:x2="7.902cm" svg:y2="14.888cm">
          <text:p/>
        </draw:line>
        <draw:line draw:style-name="gr1" draw:text-style-name="P1" draw:layer="layout" svg:x1="7.268cm" svg:y1="15.663cm" svg:x2="6.491cm" svg:y2="16.863cm">
          <text:p/>
        </draw:line>
        <draw:line draw:style-name="gr1" draw:text-style-name="P1" draw:layer="layout" svg:x1="7.268cm" svg:y1="15.663cm" svg:x2="6.596cm" svg:y2="16.652cm">
          <text:p/>
        </draw:line>
        <draw:line draw:style-name="gr1" draw:text-style-name="P1" draw:layer="layout" svg:x1="8.114cm" svg:y1="14.393cm" svg:x2="7.267cm" svg:y2="15.664cm">
          <text:p/>
        </draw:line>
        <draw:line draw:style-name="gr1" draw:text-style-name="P1" draw:layer="layout" svg:x1="8.679cm" svg:y1="13.193cm" svg:x2="8.113cm" svg:y2="14.394cm">
          <text:p/>
        </draw:line>
        <draw:line draw:style-name="gr1" draw:text-style-name="P1" draw:layer="layout" svg:x1="7.162cm" svg:y1="15.31cm" svg:x2="6.455cm" svg:y2="16.334cm">
          <text:p/>
        </draw:line>
        <draw:line draw:style-name="gr1" draw:text-style-name="P1" draw:layer="layout" svg:x1="7.162cm" svg:y1="15.31cm" svg:x2="6.279cm" svg:y2="16.511cm">
          <text:p/>
        </draw:line>
        <draw:line draw:style-name="gr1" draw:text-style-name="P1" draw:layer="layout" svg:x1="8.679cm" svg:y1="13.193cm" svg:x2="7.161cm" svg:y2="15.311cm">
          <text:p/>
        </draw:line>
        <draw:line draw:style-name="gr1" draw:text-style-name="P1" draw:layer="layout" svg:x1="8.785cm" svg:y1="12.982cm" svg:x2="8.678cm" svg:y2="13.194cm">
          <text:p/>
        </draw:line>
        <draw:line draw:style-name="gr1" draw:text-style-name="P1" draw:layer="layout" svg:x1="6.421cm" svg:y1="15.804cm" svg:x2="5.891cm" svg:y2="16.511cm">
          <text:p/>
        </draw:line>
        <draw:line draw:style-name="gr1" draw:text-style-name="P1" draw:layer="layout" svg:x1="6.421cm" svg:y1="15.804cm" svg:x2="5.573cm" svg:y2="16.863cm">
          <text:p/>
        </draw:line>
        <draw:line draw:style-name="gr1" draw:text-style-name="P1" draw:layer="layout" svg:x1="6.844cm" svg:y1="15.275cm" svg:x2="6.42cm" svg:y2="15.805cm">
          <text:p/>
        </draw:line>
        <draw:line draw:style-name="gr1" draw:text-style-name="P1" draw:layer="layout" svg:x1="6.209cm" svg:y1="16.016cm" svg:x2="5.679cm" svg:y2="16.687cm">
          <text:p/>
        </draw:line>
        <draw:line draw:style-name="gr1" draw:text-style-name="P1" draw:layer="layout" svg:x1="6.209cm" svg:y1="16.016cm" svg:x2="5.75cm" svg:y2="16.546cm">
          <text:p/>
        </draw:line>
        <draw:line draw:style-name="gr1" draw:text-style-name="P1" draw:layer="layout" svg:x1="6.844cm" svg:y1="15.275cm" svg:x2="6.208cm" svg:y2="16.017cm">
          <text:p/>
        </draw:line>
        <draw:line draw:style-name="gr1" draw:text-style-name="P1" draw:layer="layout" svg:x1="8.15cm" svg:y1="13.652cm" svg:x2="6.843cm" svg:y2="15.276cm">
          <text:p/>
        </draw:line>
        <draw:line draw:style-name="gr1" draw:text-style-name="P1" draw:layer="layout" svg:x1="4.41cm" svg:y1="17.533cm" svg:x2="3.986cm" svg:y2="18.027cm">
          <text:p/>
        </draw:line>
        <draw:line draw:style-name="gr1" draw:text-style-name="P1" draw:layer="layout" svg:x1="4.41cm" svg:y1="17.533cm" svg:x2="3.139cm" svg:y2="18.909cm">
          <text:p/>
        </draw:line>
        <draw:line draw:style-name="gr1" draw:text-style-name="P1" draw:layer="layout" svg:x1="5.363cm" svg:y1="16.474cm" svg:x2="4.409cm" svg:y2="17.534cm">
          <text:p/>
        </draw:line>
        <draw:line draw:style-name="gr1" draw:text-style-name="P1" draw:layer="layout" svg:x1="5.363cm" svg:y1="16.474cm" svg:x2="4.727cm" svg:y2="17.146cm">
          <text:p/>
        </draw:line>
        <draw:line draw:style-name="gr1" draw:text-style-name="P1" draw:layer="layout" svg:x1="5.786cm" svg:y1="16.016cm" svg:x2="5.362cm" svg:y2="16.475cm">
          <text:p/>
        </draw:line>
        <draw:line draw:style-name="gr1" draw:text-style-name="P1" draw:layer="layout" svg:x1="5.151cm" svg:y1="16.615cm" svg:x2="4.303cm" svg:y2="17.463cm">
          <text:p/>
        </draw:line>
        <draw:line draw:style-name="gr1" draw:text-style-name="P1" draw:layer="layout" svg:x1="5.151cm" svg:y1="16.615cm" svg:x2="3.986cm" svg:y2="17.71cm">
          <text:p/>
        </draw:line>
        <draw:line draw:style-name="gr1" draw:text-style-name="P1" draw:layer="layout" svg:x1="5.786cm" svg:y1="16.016cm" svg:x2="5.15cm" svg:y2="16.616cm">
          <text:p/>
        </draw:line>
        <draw:line draw:style-name="gr1" draw:text-style-name="P1" draw:layer="layout" svg:x1="7.056cm" svg:y1="14.675cm" svg:x2="5.785cm" svg:y2="16.017cm">
          <text:p/>
        </draw:line>
        <draw:line draw:style-name="gr1" draw:text-style-name="P1" draw:layer="layout" svg:x1="5.081cm" svg:y1="16.404cm" svg:x2="4.198cm" svg:y2="17.216cm">
          <text:p/>
        </draw:line>
        <draw:line draw:style-name="gr1" draw:text-style-name="P1" draw:layer="layout" svg:x1="5.081cm" svg:y1="16.404cm" svg:x2="3.774cm" svg:y2="17.569cm">
          <text:p/>
        </draw:line>
        <draw:line draw:style-name="gr1" draw:text-style-name="P1" draw:layer="layout" svg:x1="5.539cm" svg:y1="15.98cm" svg:x2="5.08cm" svg:y2="16.405cm">
          <text:p/>
        </draw:line>
        <draw:line draw:style-name="gr1" draw:text-style-name="P1" draw:layer="layout" svg:x1="5.292cm" svg:y1="16.192cm" svg:x2="3.915cm" svg:y2="17.357cm">
          <text:p/>
        </draw:line>
        <draw:line draw:style-name="gr1" draw:text-style-name="P1" draw:layer="layout" svg:x1="5.081cm" svg:y1="16.333cm" svg:x2="3.774cm" svg:y2="17.392cm">
          <text:p/>
        </draw:line>
        <draw:line draw:style-name="gr1" draw:text-style-name="P1" draw:layer="layout" svg:x1="5.081cm" svg:y1="16.333cm" svg:x2="3.951cm" svg:y2="17.216cm">
          <text:p/>
        </draw:line>
        <draw:line draw:style-name="gr1" draw:text-style-name="P1" draw:layer="layout" svg:x1="5.292cm" svg:y1="16.192cm" svg:x2="5.08cm" svg:y2="16.334cm">
          <text:p/>
        </draw:line>
        <draw:line draw:style-name="gr1" draw:text-style-name="P1" draw:layer="layout" svg:x1="5.539cm" svg:y1="15.98cm" svg:x2="5.291cm" svg:y2="16.193cm">
          <text:p/>
        </draw:line>
        <draw:line draw:style-name="gr1" draw:text-style-name="P1" draw:layer="layout" svg:x1="7.056cm" svg:y1="14.675cm" svg:x2="5.538cm" svg:y2="15.981cm">
          <text:p/>
        </draw:line>
        <draw:line draw:style-name="gr1" draw:text-style-name="P1" draw:layer="layout" svg:x1="8.15cm" svg:y1="13.652cm" svg:x2="7.055cm" svg:y2="14.676cm">
          <text:p/>
        </draw:line>
        <draw:line draw:style-name="gr1" draw:text-style-name="P1" draw:layer="layout" svg:x1="8.785cm" svg:y1="12.982cm" svg:x2="8.149cm" svg:y2="13.653cm">
          <text:p/>
        </draw:line>
        <draw:line draw:style-name="gr1" draw:text-style-name="P1" draw:layer="layout" svg:x1="9.243cm" svg:y1="12.311cm" svg:x2="8.784cm" svg:y2="12.983cm">
          <text:p/>
        </draw:line>
        <draw:line draw:style-name="gr1" draw:text-style-name="P1" draw:layer="layout" svg:x1="5.821cm" svg:y1="14.781cm" svg:x2="4.621cm" svg:y2="15.734cm">
          <text:p/>
        </draw:line>
        <draw:line draw:style-name="gr1" draw:text-style-name="P1" draw:layer="layout" svg:x1="5.821cm" svg:y1="14.781cm" svg:x2="4.762cm" svg:y2="15.558cm">
          <text:p/>
        </draw:line>
        <draw:line draw:style-name="gr1" draw:text-style-name="P1" draw:layer="layout" svg:x1="8.644cm" svg:y1="12.594cm" svg:x2="5.82cm" svg:y2="14.782cm">
          <text:p/>
        </draw:line>
        <draw:line draw:style-name="gr1" draw:text-style-name="P1" draw:layer="layout" svg:x1="4.975cm" svg:y1="14.993cm" svg:x2="4.092cm" svg:y2="15.629cm">
          <text:p/>
        </draw:line>
        <draw:line draw:style-name="gr1" draw:text-style-name="P1" draw:layer="layout" svg:x1="4.975cm" svg:y1="14.993cm" svg:x2="4.374cm" svg:y2="15.417cm">
          <text:p/>
        </draw:line>
        <draw:line draw:style-name="gr1" draw:text-style-name="P1" draw:layer="layout" svg:x1="5.257cm" svg:y1="14.781cm" svg:x2="4.974cm" svg:y2="14.994cm">
          <text:p/>
        </draw:line>
        <draw:line draw:style-name="gr1" draw:text-style-name="P1" draw:layer="layout" svg:x1="5.257cm" svg:y1="14.781cm" svg:x2="4.586cm" svg:y2="15.241cm">
          <text:p/>
        </draw:line>
        <draw:line draw:style-name="gr1" draw:text-style-name="P1" draw:layer="layout" svg:x1="7.691cm" svg:y1="13.088cm" svg:x2="5.256cm" svg:y2="14.782cm">
          <text:p/>
        </draw:line>
        <draw:line draw:style-name="gr1" draw:text-style-name="P1" draw:layer="layout" svg:x1="7.691cm" svg:y1="13.088cm" svg:x2="5.362cm" svg:y2="14.57cm">
          <text:p/>
        </draw:line>
        <draw:line draw:style-name="gr1" draw:text-style-name="P1" draw:layer="layout" svg:x1="7.938cm" svg:y1="12.911cm" svg:x2="7.69cm" svg:y2="13.089cm">
          <text:p/>
        </draw:line>
        <draw:line draw:style-name="gr1" draw:text-style-name="P1" draw:layer="layout" svg:x1="6.633cm" svg:y1="13.476cm" svg:x2="3.951cm" svg:y2="15.099cm">
          <text:p/>
        </draw:line>
        <draw:line draw:style-name="gr1" draw:text-style-name="P1" draw:layer="layout" svg:x1="6.633cm" svg:y1="13.476cm" svg:x2="4.092cm" svg:y2="14.958cm">
          <text:p/>
        </draw:line>
        <draw:line draw:style-name="gr1" draw:text-style-name="P1" draw:layer="layout" svg:x1="7.021cm" svg:y1="13.264cm" svg:x2="6.632cm" svg:y2="13.477cm">
          <text:p/>
        </draw:line>
        <draw:line draw:style-name="gr1" draw:text-style-name="P1" draw:layer="layout" svg:x1="3.634cm" svg:y1="14.922cm" svg:x2="2.575cm" svg:y2="15.523cm">
          <text:p/>
        </draw:line>
        <draw:line draw:style-name="gr1" draw:text-style-name="P1" draw:layer="layout" svg:x1="3.634cm" svg:y1="14.922cm" svg:x2="2.504cm" svg:y2="15.523cm">
          <text:p/>
        </draw:line>
        <draw:line draw:style-name="gr1" draw:text-style-name="P1" draw:layer="layout" svg:x1="3.987cm" svg:y1="14.71cm" svg:x2="3.633cm" svg:y2="14.923cm">
          <text:p/>
        </draw:line>
        <draw:line draw:style-name="gr1" draw:text-style-name="P1" draw:layer="layout" svg:x1="3.669cm" svg:y1="14.887cm" svg:x2="2.857cm" svg:y2="15.311cm">
          <text:p/>
        </draw:line>
        <draw:line draw:style-name="gr1" draw:text-style-name="P1" draw:layer="layout" svg:x1="3.669cm" svg:y1="14.887cm" svg:x2="2.469cm" svg:y2="15.452cm">
          <text:p/>
        </draw:line>
        <draw:line draw:style-name="gr1" draw:text-style-name="P1" draw:layer="layout" svg:x1="3.987cm" svg:y1="14.71cm" svg:x2="3.668cm" svg:y2="14.888cm">
          <text:p/>
        </draw:line>
        <draw:line draw:style-name="gr1" draw:text-style-name="P1" draw:layer="layout" svg:x1="6.033cm" svg:y1="13.652cm" svg:x2="3.986cm" svg:y2="14.711cm">
          <text:p/>
        </draw:line>
        <draw:line draw:style-name="gr1" draw:text-style-name="P1" draw:layer="layout" svg:x1="3.811cm" svg:y1="14.605cm" svg:x2="3.21cm" svg:y2="14.888cm">
          <text:p/>
        </draw:line>
        <draw:line draw:style-name="gr1" draw:text-style-name="P1" draw:layer="layout" svg:x1="3.811cm" svg:y1="14.605cm" svg:x2="2.257cm" svg:y2="15.276cm">
          <text:p/>
        </draw:line>
        <draw:line draw:style-name="gr1" draw:text-style-name="P1" draw:layer="layout" svg:x1="5.539cm" svg:y1="13.828cm" svg:x2="3.81cm" svg:y2="14.606cm">
          <text:p/>
        </draw:line>
        <draw:line draw:style-name="gr1" draw:text-style-name="P1" draw:layer="layout" svg:x1="5.292cm" svg:y1="13.899cm" svg:x2="2.998cm" svg:y2="14.817cm">
          <text:p/>
        </draw:line>
        <draw:line draw:style-name="gr1" draw:text-style-name="P1" draw:layer="layout" svg:x1="3.528cm" svg:y1="14.499cm" svg:x2="2.469cm" svg:y2="14.923cm">
          <text:p/>
        </draw:line>
        <draw:line draw:style-name="gr1" draw:text-style-name="P1" draw:layer="layout" svg:x1="3.528cm" svg:y1="14.499cm" svg:x2="2.222cm" svg:y2="14.958cm">
          <text:p/>
        </draw:line>
        <draw:line draw:style-name="gr1" draw:text-style-name="P1" draw:layer="layout" svg:x1="4.269cm" svg:y1="14.216cm" svg:x2="3.527cm" svg:y2="14.5cm">
          <text:p/>
        </draw:line>
        <draw:line draw:style-name="gr1" draw:text-style-name="P1" draw:layer="layout" svg:x1="3.034cm" svg:y1="14.569cm" svg:x2="1.869cm" svg:y2="14.958cm">
          <text:p/>
        </draw:line>
        <draw:line draw:style-name="gr1" draw:text-style-name="P1" draw:layer="layout" svg:x1="3.034cm" svg:y1="14.569cm" svg:x2="1.552cm" svg:y2="15.029cm">
          <text:p/>
        </draw:line>
        <draw:line draw:style-name="gr1" draw:text-style-name="P1" draw:layer="layout" svg:x1="3.352cm" svg:y1="14.463cm" svg:x2="3.033cm" svg:y2="14.57cm">
          <text:p/>
        </draw:line>
        <draw:line draw:style-name="gr1" draw:text-style-name="P1" draw:layer="layout" svg:x1="2.858cm" svg:y1="14.605cm" svg:x2="1.622cm" svg:y2="14.958cm">
          <text:p/>
        </draw:line>
        <draw:line draw:style-name="gr1" draw:text-style-name="P1" draw:layer="layout" svg:x1="2.399cm" svg:y1="14.71cm" svg:x2="1.164cm" svg:y2="15.029cm">
          <text:p/>
        </draw:line>
        <draw:line draw:style-name="gr1" draw:text-style-name="P1" draw:layer="layout" svg:x1="2.258cm" svg:y1="14.746cm" svg:x2="1.27cm" svg:y2="14.994cm">
          <text:p/>
        </draw:line>
        <draw:line draw:style-name="gr1" draw:text-style-name="P1" draw:layer="layout" svg:x1="2.258cm" svg:y1="14.746cm" svg:x2="1.516cm" svg:y2="14.888cm">
          <text:p/>
        </draw:line>
        <draw:line draw:style-name="gr1" draw:text-style-name="P1" draw:layer="layout" svg:x1="2.399cm" svg:y1="14.71cm" svg:x2="2.257cm" svg:y2="14.747cm">
          <text:p/>
        </draw:line>
        <draw:line draw:style-name="gr1" draw:text-style-name="P1" draw:layer="layout" svg:x1="2.858cm" svg:y1="14.605cm" svg:x2="2.398cm" svg:y2="14.711cm">
          <text:p/>
        </draw:line>
        <draw:line draw:style-name="gr1" draw:text-style-name="P1" draw:layer="layout" svg:x1="3.352cm" svg:y1="14.463cm" svg:x2="2.857cm" svg:y2="14.606cm">
          <text:p/>
        </draw:line>
        <draw:line draw:style-name="gr1" draw:text-style-name="P1" draw:layer="layout" svg:x1="4.269cm" svg:y1="14.216cm" svg:x2="3.351cm" svg:y2="14.464cm">
          <text:p/>
        </draw:line>
        <draw:line draw:style-name="gr1" draw:text-style-name="P1" draw:layer="layout" svg:x1="5.292cm" svg:y1="13.899cm" svg:x2="4.268cm" svg:y2="14.217cm">
          <text:p/>
        </draw:line>
        <draw:line draw:style-name="gr1" draw:text-style-name="P1" draw:layer="layout" svg:x1="5.539cm" svg:y1="13.828cm" svg:x2="5.291cm" svg:y2="13.9cm">
          <text:p/>
        </draw:line>
        <draw:line draw:style-name="gr1" draw:text-style-name="P1" draw:layer="layout" svg:x1="6.033cm" svg:y1="13.652cm" svg:x2="5.538cm" svg:y2="13.829cm">
          <text:p/>
        </draw:line>
        <draw:line draw:style-name="gr1" draw:text-style-name="P1" draw:layer="layout" svg:x1="7.021cm" svg:y1="13.264cm" svg:x2="6.032cm" svg:y2="13.653cm">
          <text:p/>
        </draw:line>
        <draw:line draw:style-name="gr1" draw:text-style-name="P1" draw:layer="layout" svg:x1="7.938cm" svg:y1="12.911cm" svg:x2="7.02cm" svg:y2="13.265cm">
          <text:p/>
        </draw:line>
        <draw:line draw:style-name="gr1" draw:text-style-name="P1" draw:layer="layout" svg:x1="8.644cm" svg:y1="12.594cm" svg:x2="7.937cm" svg:y2="12.912cm">
          <text:p/>
        </draw:line>
        <draw:line draw:style-name="gr1" draw:text-style-name="P1" draw:layer="layout" svg:x1="9.243cm" svg:y1="12.311cm" svg:x2="8.643cm" svg:y2="12.595cm">
          <text:p/>
        </draw:line>
        <draw:line draw:style-name="gr1" draw:text-style-name="P1" draw:layer="layout" svg:x1="10.161cm" svg:y1="11.465cm" svg:x2="9.242cm" svg:y2="12.312cm">
          <text:p/>
        </draw:line>
        <draw:line draw:style-name="gr2" draw:text-style-name="P1" draw:layer="layout" svg:x1="4.516cm" svg:y1="12.1cm" svg:x2="3.457cm" svg:y2="12.383cm">
          <text:p/>
        </draw:line>
        <draw:line draw:style-name="gr2" draw:text-style-name="P1" draw:layer="layout" svg:x1="4.516cm" svg:y1="12.1cm" svg:x2="3.316cm" svg:y2="12.383cm">
          <text:p/>
        </draw:line>
        <draw:line draw:style-name="gr2" draw:text-style-name="P1" draw:layer="layout" svg:x1="4.904cm" svg:y1="11.994cm" svg:x2="4.515cm" svg:y2="12.101cm">
          <text:p/>
        </draw:line>
        <draw:line draw:style-name="gr2" draw:text-style-name="P1" draw:layer="layout" svg:x1="4.904cm" svg:y1="11.994cm" svg:x2="3.739cm" svg:y2="12.242cm">
          <text:p/>
        </draw:line>
        <draw:line draw:style-name="gr2" draw:text-style-name="P1" draw:layer="layout" svg:x1="6.033cm" svg:y1="11.712cm" svg:x2="4.903cm" svg:y2="11.995cm">
          <text:p/>
        </draw:line>
        <draw:line draw:style-name="gr2" draw:text-style-name="P1" draw:layer="layout" svg:x1="5.01cm" svg:y1="11.888cm" svg:x2="3.563cm" svg:y2="12.171cm">
          <text:p/>
        </draw:line>
        <draw:line draw:style-name="gr2" draw:text-style-name="P1" draw:layer="layout" svg:x1="3.987cm" svg:y1="12.065cm" svg:x2="3.633cm" svg:y2="12.136cm">
          <text:p/>
        </draw:line>
        <draw:line draw:style-name="gr2" draw:text-style-name="P1" draw:layer="layout" svg:x1="3.987cm" svg:y1="12.065cm" svg:x2="3.598cm" svg:y2="12.136cm">
          <text:p/>
        </draw:line>
        <draw:line draw:style-name="gr2" draw:text-style-name="P1" draw:layer="layout" svg:x1="5.01cm" svg:y1="11.888cm" svg:x2="3.986cm" svg:y2="12.066cm">
          <text:p/>
        </draw:line>
        <draw:line draw:style-name="gr2" draw:text-style-name="P1" draw:layer="layout" svg:x1="6.033cm" svg:y1="11.712cm" svg:x2="5.009cm" svg:y2="11.889cm">
          <text:p/>
        </draw:line>
        <draw:line draw:style-name="gr2" draw:text-style-name="P1" draw:layer="layout" svg:x1="7.268cm" svg:y1="11.465cm" svg:x2="6.032cm" svg:y2="11.713cm">
          <text:p/>
        </draw:line>
        <draw:line draw:style-name="gr2" draw:text-style-name="P1" draw:layer="layout" svg:x1="5.751cm" svg:y1="11.641cm" svg:x2="3.28cm" svg:y2="11.96cm">
          <text:p/>
        </draw:line>
        <draw:line draw:style-name="gr2" draw:text-style-name="P1" draw:layer="layout" svg:x1="4.657cm" svg:y1="11.747cm" svg:x2="3.104cm" svg:y2="11.924cm">
          <text:p/>
        </draw:line>
        <draw:line draw:style-name="gr2" draw:text-style-name="P1" draw:layer="layout" svg:x1="4.657cm" svg:y1="11.747cm" svg:x2="3.104cm" svg:y2="11.889cm">
          <text:p/>
        </draw:line>
        <draw:line draw:style-name="gr2" draw:text-style-name="P1" draw:layer="layout" svg:x1="5.751cm" svg:y1="11.641cm" svg:x2="4.656cm" svg:y2="11.748cm">
          <text:p/>
        </draw:line>
        <draw:line draw:style-name="gr2" draw:text-style-name="P1" draw:layer="layout" svg:x1="7.268cm" svg:y1="11.465cm" svg:x2="5.75cm" svg:y2="11.642cm">
          <text:p/>
        </draw:line>
        <draw:line draw:style-name="gr2" draw:text-style-name="P1" draw:layer="layout" svg:x1="7.726cm" svg:y1="11.394cm" svg:x2="7.267cm" svg:y2="11.466cm">
          <text:p/>
        </draw:line>
        <draw:line draw:style-name="gr2" draw:text-style-name="P1" draw:layer="layout" svg:x1="7.338cm" svg:y1="11.394cm" svg:x2="3.598cm" svg:y2="11.677cm">
          <text:p/>
        </draw:line>
        <draw:line draw:style-name="gr2" draw:text-style-name="P1" draw:layer="layout" svg:x1="5.257cm" svg:y1="11.43cm" svg:x2="2.963cm" svg:y2="11.572cm">
          <text:p/>
        </draw:line>
        <draw:line draw:style-name="gr2" draw:text-style-name="P1" draw:layer="layout" svg:x1="4.304cm" svg:y1="11.43cm" svg:x2="3.351cm" svg:y2="11.466cm">
          <text:p/>
        </draw:line>
        <draw:line draw:style-name="gr2" draw:text-style-name="P1" draw:layer="layout" svg:x1="3.986cm" svg:y1="11.43cm" svg:x2="2.822cm" svg:y2="11.43cm">
          <text:p/>
        </draw:line>
        <draw:line draw:style-name="gr2" draw:text-style-name="P1" draw:layer="layout" svg:x1="3.986cm" svg:y1="11.43cm" svg:x2="2.928cm" svg:y2="11.43cm">
          <text:p/>
        </draw:line>
        <draw:line draw:style-name="gr2" draw:text-style-name="P1" draw:layer="layout" svg:x1="4.303cm" svg:y1="11.43cm" svg:x2="3.986cm" svg:y2="11.43cm">
          <text:p/>
        </draw:line>
        <draw:line draw:style-name="gr2" draw:text-style-name="P1" draw:layer="layout" svg:x1="5.256cm" svg:y1="11.43cm" svg:x2="4.303cm" svg:y2="11.43cm">
          <text:p/>
        </draw:line>
        <draw:line draw:style-name="gr2" draw:text-style-name="P1" draw:layer="layout" svg:x1="7.338cm" svg:y1="11.394cm" svg:x2="5.256cm" svg:y2="11.431cm">
          <text:p/>
        </draw:line>
        <draw:line draw:style-name="gr2" draw:text-style-name="P1" draw:layer="layout" svg:x1="7.725cm" svg:y1="11.394cm" svg:x2="7.337cm" svg:y2="11.394cm">
          <text:p/>
        </draw:line>
        <draw:line draw:style-name="gr2" draw:text-style-name="P1" draw:layer="layout" svg:x1="8.009cm" svg:y1="11.359cm" svg:x2="7.725cm" svg:y2="11.395cm">
          <text:p/>
        </draw:line>
        <draw:line draw:style-name="gr2" draw:text-style-name="P1" draw:layer="layout" svg:x1="5.081cm" svg:y1="11.185cm" svg:x2="2.61cm" svg:y2="11.147cm">
          <text:p/>
        </draw:line>
        <draw:line draw:style-name="gr2" draw:text-style-name="P1" draw:layer="layout" svg:x1="5.081cm" svg:y1="11.184cm" svg:x2="3.492cm" svg:y2="11.112cm">
          <text:p/>
        </draw:line>
        <draw:line draw:style-name="gr2" draw:text-style-name="P1" draw:layer="layout" svg:x1="6.139cm" svg:y1="11.219cm" svg:x2="5.08cm" svg:y2="11.183cm">
          <text:p/>
        </draw:line>
        <draw:line draw:style-name="gr2" draw:text-style-name="P1" draw:layer="layout" svg:x1="4.093cm" svg:y1="11.042cm" svg:x2="3.527cm" svg:y2="11.006cm">
          <text:p/>
        </draw:line>
        <draw:line draw:style-name="gr2" draw:text-style-name="P1" draw:layer="layout" svg:x1="4.093cm" svg:y1="11.042cm" svg:x2="2.822cm" svg:y2="10.936cm">
          <text:p/>
        </draw:line>
        <draw:line draw:style-name="gr2" draw:text-style-name="P1" draw:layer="layout" svg:x1="5.786cm" svg:y1="11.184cm" svg:x2="4.092cm" svg:y2="11.041cm">
          <text:p/>
        </draw:line>
        <draw:line draw:style-name="gr2" draw:text-style-name="P1" draw:layer="layout" svg:x1="5.01cm" svg:y1="11.078cm" svg:x2="3.069cm" svg:y2="10.865cm">
          <text:p/>
        </draw:line>
        <draw:line draw:style-name="gr2" draw:text-style-name="P1" draw:layer="layout" svg:x1="3.422cm" svg:y1="10.866cm" svg:x2="2.434cm" svg:y2="10.724cm">
          <text:p/>
        </draw:line>
        <draw:line draw:style-name="gr2" draw:text-style-name="P1" draw:layer="layout" svg:x1="3.422cm" svg:y1="10.866cm" svg:x2="1.975cm" svg:y2="10.653cm">
          <text:p/>
        </draw:line>
        <draw:line draw:style-name="gr2" draw:text-style-name="P1" draw:layer="layout" svg:x1="5.01cm" svg:y1="11.078cm" svg:x2="3.421cm" svg:y2="10.865cm">
          <text:p/>
        </draw:line>
        <draw:line draw:style-name="gr2" draw:text-style-name="P1" draw:layer="layout" svg:x1="5.786cm" svg:y1="11.185cm" svg:x2="5.009cm" svg:y2="11.077cm">
          <text:p/>
        </draw:line>
        <draw:line draw:style-name="gr2" draw:text-style-name="P1" draw:layer="layout" svg:x1="6.139cm" svg:y1="11.219cm" svg:x2="5.785cm" svg:y2="11.183cm">
          <text:p/>
        </draw:line>
        <draw:line draw:style-name="gr2" draw:text-style-name="P1" draw:layer="layout" svg:x1="8.009cm" svg:y1="11.36cm" svg:x2="6.138cm" svg:y2="11.218cm">
          <text:p/>
        </draw:line>
        <draw:line draw:style-name="gr2" draw:text-style-name="P1" draw:layer="layout" svg:x1="9.279cm" svg:y1="11.288cm" svg:x2="8.008cm" svg:y2="11.36cm">
          <text:p/>
        </draw:line>
        <draw:line draw:style-name="gr2" draw:text-style-name="P1" draw:layer="layout" svg:x1="4.551cm" svg:y1="10.161cm" svg:x2="3.704cm" svg:y2="10.054cm">
          <text:p/>
        </draw:line>
        <draw:line draw:style-name="gr2" draw:text-style-name="P1" draw:layer="layout" svg:x1="4.551cm" svg:y1="10.161cm" svg:x2="3.704cm" svg:y2="10.018cm">
          <text:p/>
        </draw:line>
        <draw:line draw:style-name="gr2" draw:text-style-name="P1" draw:layer="layout" svg:x1="4.763cm" svg:y1="10.196cm" svg:x2="4.55cm" svg:y2="10.16cm">
          <text:p/>
        </draw:line>
        <draw:line draw:style-name="gr2" draw:text-style-name="P1" draw:layer="layout" svg:x1="4.763cm" svg:y1="10.196cm" svg:x2="3.845cm" svg:y2="10.018cm">
          <text:p/>
        </draw:line>
        <draw:line draw:style-name="gr2" draw:text-style-name="P1" draw:layer="layout" svg:x1="5.01cm" svg:y1="10.231cm" svg:x2="4.762cm" svg:y2="10.195cm">
          <text:p/>
        </draw:line>
        <draw:line draw:style-name="gr2" draw:text-style-name="P1" draw:layer="layout" svg:x1="5.01cm" svg:y1="10.231cm" svg:x2="4.021cm" svg:y2="10.018cm">
          <text:p/>
        </draw:line>
        <draw:line draw:style-name="gr2" draw:text-style-name="P1" draw:layer="layout" svg:x1="5.433cm" svg:y1="10.302cm" svg:x2="5.009cm" svg:y2="10.23cm">
          <text:p/>
        </draw:line>
        <draw:line draw:style-name="gr2" draw:text-style-name="P1" draw:layer="layout" svg:x1="4.657cm" svg:y1="10.125cm" svg:x2="4.268cm" svg:y2="10.018cm">
          <text:p/>
        </draw:line>
        <draw:line draw:style-name="gr2" draw:text-style-name="P1" draw:layer="layout" svg:x1="4.657cm" svg:y1="10.125cm" svg:x2="3.739cm" svg:y2="9.877cm">
          <text:p/>
        </draw:line>
        <draw:line draw:style-name="gr2" draw:text-style-name="P1" draw:layer="layout" svg:x1="5.433cm" svg:y1="10.302cm" svg:x2="4.656cm" svg:y2="10.124cm">
          <text:p/>
        </draw:line>
        <draw:line draw:style-name="gr2" draw:text-style-name="P1" draw:layer="layout" svg:x1="6.209cm" svg:y1="10.443cm" svg:x2="5.432cm" svg:y2="10.301cm">
          <text:p/>
        </draw:line>
        <draw:line draw:style-name="gr2" draw:text-style-name="P1" draw:layer="layout" svg:x1="6.209cm" svg:y1="10.443cm" svg:x2="3.739cm" svg:y2="9.771cm">
          <text:p/>
        </draw:line>
        <draw:line draw:style-name="gr2" draw:text-style-name="P1" draw:layer="layout" svg:x1="8.326cm" svg:y1="10.866cm" svg:x2="6.208cm" svg:y2="10.442cm">
          <text:p/>
        </draw:line>
        <draw:line draw:style-name="gr2" draw:text-style-name="P1" draw:layer="layout" svg:x1="3.987cm" svg:y1="9.349cm" svg:x2="3.492cm" svg:y2="9.207cm">
          <text:p/>
        </draw:line>
        <draw:line draw:style-name="gr2" draw:text-style-name="P1" draw:layer="layout" svg:x1="3.987cm" svg:y1="9.349cm" svg:x2="2.928cm" svg:y2="9.031cm">
          <text:p/>
        </draw:line>
        <draw:line draw:style-name="gr2" draw:text-style-name="P1" draw:layer="layout" svg:x1="4.551cm" svg:y1="9.526cm" svg:x2="3.986cm" svg:y2="9.348cm">
          <text:p/>
        </draw:line>
        <draw:line draw:style-name="gr2" draw:text-style-name="P1" draw:layer="layout" svg:x1="4.551cm" svg:y1="9.526cm" svg:x2="3.774cm" svg:y2="9.278cm">
          <text:p/>
        </draw:line>
        <draw:line draw:style-name="gr2" draw:text-style-name="P1" draw:layer="layout" svg:x1="5.045cm" svg:y1="9.667cm" svg:x2="4.55cm" svg:y2="9.525cm">
          <text:p/>
        </draw:line>
        <draw:line draw:style-name="gr2" draw:text-style-name="P1" draw:layer="layout" svg:x1="5.045cm" svg:y1="9.667cm" svg:x2="3.598cm" svg:y2="9.136cm">
          <text:p/>
        </draw:line>
        <draw:line draw:style-name="gr2" draw:text-style-name="P1" draw:layer="layout" svg:x1="6.844cm" svg:y1="10.266cm" svg:x2="5.044cm" svg:y2="9.666cm">
          <text:p/>
        </draw:line>
        <draw:line draw:style-name="gr2" draw:text-style-name="P1" draw:layer="layout" svg:x1="6.844cm" svg:y1="10.266cm" svg:x2="4.339cm" svg:y2="9.313cm">
          <text:p/>
        </draw:line>
        <draw:line draw:style-name="gr2" draw:text-style-name="P1" draw:layer="layout" svg:x1="7.867cm" svg:y1="10.619cm" svg:x2="6.843cm" svg:y2="10.265cm">
          <text:p/>
        </draw:line>
        <draw:line draw:style-name="gr2" draw:text-style-name="P1" draw:layer="layout" svg:x1="4.446cm" svg:y1="9.102cm" svg:x2="3.104cm" svg:y2="8.572cm">
          <text:p/>
        </draw:line>
        <draw:line draw:style-name="gr2" draw:text-style-name="P1" draw:layer="layout" svg:x1="4.446cm" svg:y1="9.102cm" svg:x2="3.527cm" svg:y2="8.713cm">
          <text:p/>
        </draw:line>
        <draw:line draw:style-name="gr2" draw:text-style-name="P1" draw:layer="layout" svg:x1="7.127cm" svg:y1="10.196cm" svg:x2="4.445cm" svg:y2="9.101cm">
          <text:p/>
        </draw:line>
        <draw:line draw:style-name="gr2" draw:text-style-name="P1" draw:layer="layout" svg:x1="6.703cm" svg:y1="9.949cm" svg:x2="4.268cm" svg:y2="8.854cm">
          <text:p/>
        </draw:line>
        <draw:line draw:style-name="gr2" draw:text-style-name="P1" draw:layer="layout" svg:x1="5.433cm" svg:y1="9.208cm" svg:x2="3.069cm" svg:y2="8.113cm">
          <text:p/>
        </draw:line>
        <draw:line draw:style-name="gr2" draw:text-style-name="P1" draw:layer="layout" svg:x1="5.433cm" svg:y1="9.208cm" svg:x2="3.175cm" svg:y2="8.078cm">
          <text:p/>
        </draw:line>
        <draw:line draw:style-name="gr2" draw:text-style-name="P1" draw:layer="layout" svg:x1="5.751cm" svg:y1="9.349cm" svg:x2="5.432cm" svg:y2="9.207cm">
          <text:p/>
        </draw:line>
        <draw:line draw:style-name="gr2" draw:text-style-name="P1" draw:layer="layout" svg:x1="5.751cm" svg:y1="9.349cm" svg:x2="3.245cm" svg:y2="8.043cm">
          <text:p/>
        </draw:line>
        <draw:line draw:style-name="gr2" draw:text-style-name="P1" draw:layer="layout" svg:x1="5.786cm" svg:y1="9.384cm" svg:x2="5.75cm" svg:y2="9.348cm">
          <text:p/>
        </draw:line>
        <draw:line draw:style-name="gr2" draw:text-style-name="P1" draw:layer="layout" svg:x1="3.881cm" svg:y1="8.256cm" svg:x2="2.187cm" svg:y2="7.337cm">
          <text:p/>
        </draw:line>
        <draw:line draw:style-name="gr2" draw:text-style-name="P1" draw:layer="layout" svg:x1="3.881cm" svg:y1="8.256cm" svg:x2="1.905cm" svg:y2="7.126cm">
          <text:p/>
        </draw:line>
        <draw:line draw:style-name="gr2" draw:text-style-name="P1" draw:layer="layout" svg:x1="4.587cm" svg:y1="8.644cm" svg:x2="3.88cm" svg:y2="8.255cm">
          <text:p/>
        </draw:line>
        <draw:line draw:style-name="gr2" draw:text-style-name="P1" draw:layer="layout" svg:x1="3.317cm" svg:y1="7.867cm" svg:x2="1.834cm" svg:y2="6.985cm">
          <text:p/>
        </draw:line>
        <draw:line draw:style-name="gr2" draw:text-style-name="P1" draw:layer="layout" svg:x1="3.317cm" svg:y1="7.867cm" svg:x2="2.151cm" svg:y2="7.126cm">
          <text:p/>
        </draw:line>
        <draw:line draw:style-name="gr2" draw:text-style-name="P1" draw:layer="layout" svg:x1="4.587cm" svg:y1="8.644cm" svg:x2="3.316cm" svg:y2="7.866cm">
          <text:p/>
        </draw:line>
        <draw:line draw:style-name="gr2" draw:text-style-name="P1" draw:layer="layout" svg:x1="5.151cm" svg:y1="8.961cm" svg:x2="4.586cm" svg:y2="8.643cm">
          <text:p/>
        </draw:line>
        <draw:line draw:style-name="gr2" draw:text-style-name="P1" draw:layer="layout" svg:x1="3.705cm" svg:y1="7.938cm" svg:x2="2.786cm" svg:y2="7.337cm">
          <text:p/>
        </draw:line>
        <draw:line draw:style-name="gr2" draw:text-style-name="P1" draw:layer="layout" svg:x1="3.705cm" svg:y1="7.938cm" svg:x2="2.504cm" svg:y2="7.09cm">
          <text:p/>
        </draw:line>
        <draw:line draw:style-name="gr2" draw:text-style-name="P1" draw:layer="layout" svg:x1="4.481cm" svg:y1="8.467cm" svg:x2="3.704cm" svg:y2="7.937cm">
          <text:p/>
        </draw:line>
        <draw:line draw:style-name="gr2" draw:text-style-name="P1" draw:layer="layout" svg:x1="3.317cm" svg:y1="7.585cm" svg:x2="2.046cm" svg:y2="6.667cm">
          <text:p/>
        </draw:line>
        <draw:line draw:style-name="gr2" draw:text-style-name="P1" draw:layer="layout" svg:x1="2.893cm" svg:y1="7.268cm" svg:x2="2.293cm" svg:y2="6.808cm">
          <text:p/>
        </draw:line>
        <draw:line draw:style-name="gr2" draw:text-style-name="P1" draw:layer="layout" svg:x1="2.435cm" svg:y1="6.915cm" svg:x2="1.869cm" svg:y2="6.455cm">
          <text:p/>
        </draw:line>
        <draw:line draw:style-name="gr2" draw:text-style-name="P1" draw:layer="layout" svg:x1="2.435cm" svg:y1="6.915cm" svg:x2="1.693cm" svg:y2="6.314cm">
          <text:p/>
        </draw:line>
        <draw:line draw:style-name="gr2" draw:text-style-name="P1" draw:layer="layout" svg:x1="2.893cm" svg:y1="7.268cm" svg:x2="2.434cm" svg:y2="6.914cm">
          <text:p/>
        </draw:line>
        <draw:line draw:style-name="gr2" draw:text-style-name="P1" draw:layer="layout" svg:x1="3.317cm" svg:y1="7.585cm" svg:x2="2.892cm" svg:y2="7.267cm">
          <text:p/>
        </draw:line>
        <draw:line draw:style-name="gr2" draw:text-style-name="P1" draw:layer="layout" svg:x1="4.481cm" svg:y1="8.467cm" svg:x2="3.316cm" svg:y2="7.584cm">
          <text:p/>
        </draw:line>
        <draw:line draw:style-name="gr2" draw:text-style-name="P1" draw:layer="layout" svg:x1="5.151cm" svg:y1="8.961cm" svg:x2="4.48cm" svg:y2="8.466cm">
          <text:p/>
        </draw:line>
        <draw:line draw:style-name="gr2" draw:text-style-name="P1" draw:layer="layout" svg:x1="5.786cm" svg:y1="9.384cm" svg:x2="5.15cm" svg:y2="8.96cm">
          <text:p/>
        </draw:line>
        <draw:line draw:style-name="gr2" draw:text-style-name="P1" draw:layer="layout" svg:x1="6.703cm" svg:y1="9.949cm" svg:x2="5.785cm" svg:y2="9.383cm">
          <text:p/>
        </draw:line>
        <draw:line draw:style-name="gr2" draw:text-style-name="P1" draw:layer="layout" svg:x1="7.127cm" svg:y1="10.196cm" svg:x2="6.702cm" svg:y2="9.948cm">
          <text:p/>
        </draw:line>
        <draw:line draw:style-name="gr2" draw:text-style-name="P1" draw:layer="layout" svg:x1="7.867cm" svg:y1="10.619cm" svg:x2="7.126cm" svg:y2="10.195cm">
          <text:p/>
        </draw:line>
        <draw:line draw:style-name="gr2" draw:text-style-name="P1" draw:layer="layout" svg:x1="8.326cm" svg:y1="10.866cm" svg:x2="7.866cm" svg:y2="10.618cm">
          <text:p/>
        </draw:line>
        <draw:line draw:style-name="gr2" draw:text-style-name="P1" draw:layer="layout" svg:x1="9.279cm" svg:y1="11.289cm" svg:x2="8.325cm" svg:y2="10.865cm">
          <text:p/>
        </draw:line>
        <draw:line draw:style-name="gr2" draw:text-style-name="P1" draw:layer="layout" svg:x1="10.161cm" svg:y1="11.466cm" svg:x2="9.278cm" svg:y2="11.288cm">
          <text:p/>
        </draw:line>
        <draw:line draw:style-name="gr3" draw:text-style-name="P1" draw:layer="layout" svg:x1="10.831cm" svg:y1="11.253cm" svg:x2="10.16cm" svg:y2="11.466cm">
          <text:p/>
        </draw:line>
        <draw:line draw:style-name="gr4" draw:text-style-name="P1" draw:layer="layout" svg:x1="6.421cm" svg:y1="6.95cm" svg:x2="5.256cm" svg:y2="6.103cm">
          <text:p/>
        </draw:line>
        <draw:line draw:style-name="gr4" draw:text-style-name="P1" draw:layer="layout" svg:x1="6.421cm" svg:y1="6.95cm" svg:x2="5.785cm" svg:y2="6.455cm">
          <text:p/>
        </draw:line>
        <draw:line draw:style-name="gr4" draw:text-style-name="P1" draw:layer="layout" svg:x1="6.774cm" svg:y1="7.197cm" svg:x2="6.42cm" svg:y2="6.949cm">
          <text:p/>
        </draw:line>
        <draw:line draw:style-name="gr4" draw:text-style-name="P1" draw:layer="layout" svg:x1="6.774cm" svg:y1="7.197cm" svg:x2="5.926cm" svg:y2="6.491cm">
          <text:p/>
        </draw:line>
        <draw:line draw:style-name="gr4" draw:text-style-name="P1" draw:layer="layout" svg:x1="7.515cm" svg:y1="7.762cm" svg:x2="6.773cm" svg:y2="7.196cm">
          <text:p/>
        </draw:line>
        <draw:line draw:style-name="gr4" draw:text-style-name="P1" draw:layer="layout" svg:x1="7.515cm" svg:y1="7.762cm" svg:x2="6.35cm" svg:y2="6.773cm">
          <text:p/>
        </draw:line>
        <draw:line draw:style-name="gr4" draw:text-style-name="P1" draw:layer="layout" svg:x1="7.797cm" svg:y1="7.973cm" svg:x2="7.514cm" svg:y2="7.761cm">
          <text:p/>
        </draw:line>
        <draw:line draw:style-name="gr4" draw:text-style-name="P1" draw:layer="layout" svg:x1="6.28cm" svg:y1="6.597cm" svg:x2="5.891cm" svg:y2="6.279cm">
          <text:p/>
        </draw:line>
        <draw:line draw:style-name="gr4" draw:text-style-name="P1" draw:layer="layout" svg:x1="6.28cm" svg:y1="6.597cm" svg:x2="6.138cm" svg:y2="6.491cm">
          <text:p/>
        </draw:line>
        <draw:line draw:style-name="gr4" draw:text-style-name="P1" draw:layer="layout" svg:x1="7.797cm" svg:y1="7.973cm" svg:x2="6.279cm" svg:y2="6.596cm">
          <text:p/>
        </draw:line>
        <draw:line draw:style-name="gr4" draw:text-style-name="P1" draw:layer="layout" svg:x1="7.973cm" svg:y1="8.114cm" svg:x2="7.796cm" svg:y2="7.972cm">
          <text:p/>
        </draw:line>
        <draw:line draw:style-name="gr4" draw:text-style-name="P1" draw:layer="layout" svg:x1="7.127cm" svg:y1="7.268cm" svg:x2="6.314cm" svg:y2="6.491cm">
          <text:p/>
        </draw:line>
        <draw:line draw:style-name="gr4" draw:text-style-name="P1" draw:layer="layout" svg:x1="7.127cm" svg:y1="7.268cm" svg:x2="6.244cm" svg:y2="6.385cm">
          <text:p/>
        </draw:line>
        <draw:line draw:style-name="gr4" draw:text-style-name="P1" draw:layer="layout" svg:x1="7.973cm" svg:y1="8.114cm" svg:x2="7.126cm" svg:y2="7.267cm">
          <text:p/>
        </draw:line>
        <draw:line draw:style-name="gr4" draw:text-style-name="P1" draw:layer="layout" svg:x1="8.15cm" svg:y1="8.291cm" svg:x2="7.972cm" svg:y2="8.113cm">
          <text:p/>
        </draw:line>
        <draw:line draw:style-name="gr4" draw:text-style-name="P1" draw:layer="layout" svg:x1="7.479cm" svg:y1="7.515cm" svg:x2="6.279cm" svg:y2="6.279cm">
          <text:p/>
        </draw:line>
        <draw:line draw:style-name="gr4" draw:text-style-name="P1" draw:layer="layout" svg:x1="7.268cm" svg:y1="7.268cm" svg:x2="6.314cm" svg:y2="6.208cm">
          <text:p/>
        </draw:line>
        <draw:line draw:style-name="gr4" draw:text-style-name="P1" draw:layer="layout" svg:x1="7.232cm" svg:y1="7.197cm" svg:x2="6.455cm" svg:y2="6.314cm">
          <text:p/>
        </draw:line>
        <draw:line draw:style-name="gr4" draw:text-style-name="P1" draw:layer="layout" svg:x1="7.162cm" svg:y1="7.127cm" svg:x2="6.596cm" svg:y2="6.455cm">
          <text:p/>
        </draw:line>
        <draw:line draw:style-name="gr4" draw:text-style-name="P1" draw:layer="layout" svg:x1="7.162cm" svg:y1="7.127cm" svg:x2="6.632cm" svg:y2="6.491cm">
          <text:p/>
        </draw:line>
        <draw:line draw:style-name="gr4" draw:text-style-name="P1" draw:layer="layout" svg:x1="7.232cm" svg:y1="7.197cm" svg:x2="7.161cm" svg:y2="7.126cm">
          <text:p/>
        </draw:line>
        <draw:line draw:style-name="gr4" draw:text-style-name="P1" draw:layer="layout" svg:x1="7.268cm" svg:y1="7.268cm" svg:x2="7.231cm" svg:y2="7.196cm">
          <text:p/>
        </draw:line>
        <draw:line draw:style-name="gr4" draw:text-style-name="P1" draw:layer="layout" svg:x1="7.479cm" svg:y1="7.515cm" svg:x2="7.267cm" svg:y2="7.267cm">
          <text:p/>
        </draw:line>
        <draw:line draw:style-name="gr4" draw:text-style-name="P1" draw:layer="layout" svg:x1="8.15cm" svg:y1="8.291cm" svg:x2="7.478cm" svg:y2="7.514cm">
          <text:p/>
        </draw:line>
        <draw:line draw:style-name="gr4" draw:text-style-name="P1" draw:layer="layout" svg:x1="8.996cm" svg:y1="9.102cm" svg:x2="8.149cm" svg:y2="8.29cm">
          <text:p/>
        </draw:line>
        <draw:line draw:style-name="gr4" draw:text-style-name="P1" draw:layer="layout" svg:x1="7.867cm" svg:y1="7.585cm" svg:x2="6.667cm" svg:y2="6.032cm">
          <text:p/>
        </draw:line>
        <draw:line draw:style-name="gr4" draw:text-style-name="P1" draw:layer="layout" svg:x1="7.479cm" svg:y1="7.056cm" svg:x2="6.879cm" svg:y2="6.244cm">
          <text:p/>
        </draw:line>
        <draw:line draw:style-name="gr4" draw:text-style-name="P1" draw:layer="layout" svg:x1="7.479cm" svg:y1="7.056cm" svg:x2="6.526cm" svg:y2="5.715cm">
          <text:p/>
        </draw:line>
        <draw:line draw:style-name="gr4" draw:text-style-name="P1" draw:layer="layout" svg:x1="7.867cm" svg:y1="7.585cm" svg:x2="7.478cm" svg:y2="7.055cm">
          <text:p/>
        </draw:line>
        <draw:line draw:style-name="gr4" draw:text-style-name="P1" draw:layer="layout" svg:x1="8.996cm" svg:y1="9.102cm" svg:x2="7.866cm" svg:y2="7.584cm">
          <text:p/>
        </draw:line>
        <draw:line draw:style-name="gr4" draw:text-style-name="P1" draw:layer="layout" svg:x1="10.337cm" svg:y1="10.478cm" svg:x2="8.995cm" svg:y2="9.101cm">
          <text:p/>
        </draw:line>
        <draw:line draw:style-name="gr4" draw:text-style-name="P1" draw:layer="layout" svg:x1="7.197cm" svg:y1="5.257cm" svg:x2="6.561cm" svg:y2="4.374cm">
          <text:p/>
        </draw:line>
        <draw:line draw:style-name="gr4" draw:text-style-name="P1" draw:layer="layout" svg:x1="7.197cm" svg:y1="5.257cm" svg:x2="6.773cm" svg:y2="4.656cm">
          <text:p/>
        </draw:line>
        <draw:line draw:style-name="gr4" draw:text-style-name="P1" draw:layer="layout" svg:x1="7.656cm" svg:y1="5.927cm" svg:x2="7.196cm" svg:y2="5.256cm">
          <text:p/>
        </draw:line>
        <draw:line draw:style-name="gr4" draw:text-style-name="P1" draw:layer="layout" svg:x1="7.232cm" svg:y1="5.257cm" svg:x2="6.879cm" svg:y2="4.727cm">
          <text:p/>
        </draw:line>
        <draw:line draw:style-name="gr4" draw:text-style-name="P1" draw:layer="layout" svg:x1="7.232cm" svg:y1="5.257cm" svg:x2="6.985cm" svg:y2="4.833cm">
          <text:p/>
        </draw:line>
        <draw:line draw:style-name="gr4" draw:text-style-name="P1" draw:layer="layout" svg:x1="7.656cm" svg:y1="5.927cm" svg:x2="7.231cm" svg:y2="5.256cm">
          <text:p/>
        </draw:line>
        <draw:line draw:style-name="gr4" draw:text-style-name="P1" draw:layer="layout" svg:x1="7.832cm" svg:y1="6.209cm" svg:x2="7.655cm" svg:y2="5.926cm">
          <text:p/>
        </draw:line>
        <draw:line draw:style-name="gr4" draw:text-style-name="P1" draw:layer="layout" svg:x1="7.832cm" svg:y1="6.209cm" svg:x2="6.949cm" svg:y2="4.691cm">
          <text:p/>
        </draw:line>
        <draw:line draw:style-name="gr4" draw:text-style-name="P1" draw:layer="layout" svg:x1="8.114cm" svg:y1="6.668cm" svg:x2="7.831cm" svg:y2="6.208cm">
          <text:p/>
        </draw:line>
        <draw:line draw:style-name="gr4" draw:text-style-name="P1" draw:layer="layout" svg:x1="8.114cm" svg:y1="6.668cm" svg:x2="7.231cm" svg:y2="5.08cm">
          <text:p/>
        </draw:line>
        <draw:line draw:style-name="gr4" draw:text-style-name="P1" draw:layer="layout" svg:x1="8.502cm" svg:y1="7.268cm" svg:x2="8.113cm" svg:y2="6.667cm">
          <text:p/>
        </draw:line>
        <draw:line draw:style-name="gr4" draw:text-style-name="P1" draw:layer="layout" svg:x1="8.502cm" svg:y1="7.268cm" svg:x2="7.02cm" svg:y2="4.515cm">
          <text:p/>
        </draw:line>
        <draw:line draw:style-name="gr4" draw:text-style-name="P1" draw:layer="layout" svg:x1="8.891cm" svg:y1="7.903cm" svg:x2="8.501cm" svg:y2="7.267cm">
          <text:p/>
        </draw:line>
        <draw:line draw:style-name="gr4" draw:text-style-name="P1" draw:layer="layout" svg:x1="8.891cm" svg:y1="7.903cm" svg:x2="7.69cm" svg:y2="5.573cm">
          <text:p/>
        </draw:line>
        <draw:line draw:style-name="gr4" draw:text-style-name="P1" draw:layer="layout" svg:x1="9.384cm" svg:y1="8.714cm" svg:x2="8.89cm" svg:y2="7.902cm">
          <text:p/>
        </draw:line>
        <draw:line draw:style-name="gr4" draw:text-style-name="P1" draw:layer="layout" svg:x1="8.326cm" svg:y1="6.492cm" svg:x2="7.937cm" svg:y2="5.679cm">
          <text:p/>
        </draw:line>
        <draw:line draw:style-name="gr4" draw:text-style-name="P1" draw:layer="layout" svg:x1="8.326cm" svg:y1="6.492cm" svg:x2="7.725cm" svg:y2="5.15cm">
          <text:p/>
        </draw:line>
        <draw:line draw:style-name="gr4" draw:text-style-name="P1" draw:layer="layout" svg:x1="9.384cm" svg:y1="8.714cm" svg:x2="8.325cm" svg:y2="6.491cm">
          <text:p/>
        </draw:line>
        <draw:line draw:style-name="gr4" draw:text-style-name="P1" draw:layer="layout" svg:x1="10.196cm" svg:y1="10.125cm" svg:x2="9.383cm" svg:y2="8.713cm">
          <text:p/>
        </draw:line>
        <draw:line draw:style-name="gr4" draw:text-style-name="P1" draw:layer="layout" svg:x1="8.291cm" svg:y1="5.222cm" svg:x2="8.078cm" svg:y2="4.727cm">
          <text:p/>
        </draw:line>
        <draw:line draw:style-name="gr4" draw:text-style-name="P1" draw:layer="layout" svg:x1="8.291cm" svg:y1="5.222cm" svg:x2="8.113cm" svg:y2="4.833cm">
          <text:p/>
        </draw:line>
        <draw:line draw:style-name="gr4" draw:text-style-name="P1" draw:layer="layout" svg:x1="8.397cm" svg:y1="5.469cm" svg:x2="8.29cm" svg:y2="5.221cm">
          <text:p/>
        </draw:line>
        <draw:line draw:style-name="gr4" draw:text-style-name="P1" draw:layer="layout" svg:x1="8.397cm" svg:y1="5.469cm" svg:x2="8.255cm" svg:y2="5.115cm">
          <text:p/>
        </draw:line>
        <draw:line draw:style-name="gr4" draw:text-style-name="P1" draw:layer="layout" svg:x1="8.608cm" svg:y1="5.998cm" svg:x2="8.396cm" svg:y2="5.468cm">
          <text:p/>
        </draw:line>
        <draw:line draw:style-name="gr4" draw:text-style-name="P1" draw:layer="layout" svg:x1="8.608cm" svg:y1="5.998cm" svg:x2="8.078cm" svg:y2="4.586cm">
          <text:p/>
        </draw:line>
        <draw:line draw:style-name="gr4" draw:text-style-name="P1" draw:layer="layout" svg:x1="9.067cm" svg:y1="7.127cm" svg:x2="8.607cm" svg:y2="5.997cm">
          <text:p/>
        </draw:line>
        <draw:line draw:style-name="gr4" draw:text-style-name="P1" draw:layer="layout" svg:x1="9.067cm" svg:y1="7.127cm" svg:x2="8.29cm" svg:y2="4.833cm">
          <text:p/>
        </draw:line>
        <draw:line draw:style-name="gr4" draw:text-style-name="P1" draw:layer="layout" svg:x1="10.055cm" svg:y1="9.631cm" svg:x2="9.066cm" svg:y2="7.126cm">
          <text:p/>
        </draw:line>
        <draw:line draw:style-name="gr4" draw:text-style-name="P1" draw:layer="layout" svg:x1="8.82cm" svg:y1="5.61cm" svg:x2="8.607cm" svg:y2="4.938cm">
          <text:p/>
        </draw:line>
        <draw:line draw:style-name="gr4" draw:text-style-name="P1" draw:layer="layout" svg:x1="8.82cm" svg:y1="5.61cm" svg:x2="8.572cm" svg:y2="4.797cm">
          <text:p/>
        </draw:line>
        <draw:line draw:style-name="gr4" draw:text-style-name="P1" draw:layer="layout" svg:x1="8.996cm" svg:y1="6.174cm" svg:x2="8.819cm" svg:y2="5.609cm">
          <text:p/>
        </draw:line>
        <draw:line draw:style-name="gr4" draw:text-style-name="P1" draw:layer="layout" svg:x1="8.996cm" svg:y1="6.174cm" svg:x2="8.678cm" svg:y2="4.974cm">
          <text:p/>
        </draw:line>
        <draw:line draw:style-name="gr4" draw:text-style-name="P1" draw:layer="layout" svg:x1="9.843cm" svg:y1="8.961cm" svg:x2="8.995cm" svg:y2="6.173cm">
          <text:p/>
        </draw:line>
        <draw:line draw:style-name="gr4" draw:text-style-name="P1" draw:layer="layout" svg:x1="9.843cm" svg:y1="8.961cm" svg:x2="8.96cm" svg:y2="5.644cm">
          <text:p/>
        </draw:line>
        <draw:line draw:style-name="gr4" draw:text-style-name="P1" draw:layer="layout" svg:x1="9.984cm" svg:y1="9.42cm" svg:x2="9.842cm" svg:y2="8.96cm">
          <text:p/>
        </draw:line>
        <draw:line draw:style-name="gr4" draw:text-style-name="P1" draw:layer="layout" svg:x1="9.173cm" svg:y1="5.68cm" svg:x2="8.854cm" svg:y2="4.374cm">
          <text:p/>
        </draw:line>
        <draw:line draw:style-name="gr4" draw:text-style-name="P1" draw:layer="layout" svg:x1="9.173cm" svg:y1="5.68cm" svg:x2="8.819cm" svg:y2="4.056cm">
          <text:p/>
        </draw:line>
        <draw:line draw:style-name="gr4" draw:text-style-name="P1" draw:layer="layout" svg:x1="9.42cm" svg:y1="6.668cm" svg:x2="9.172cm" svg:y2="5.679cm">
          <text:p/>
        </draw:line>
        <draw:line draw:style-name="gr4" draw:text-style-name="P1" draw:layer="layout" svg:x1="9.067cm" svg:y1="4.728cm" svg:x2="8.96cm" svg:y2="4.198cm">
          <text:p/>
        </draw:line>
        <draw:line draw:style-name="gr4" draw:text-style-name="P1" draw:layer="layout" svg:x1="9.067cm" svg:y1="4.728cm" svg:x2="8.854cm" svg:y2="3.563cm">
          <text:p/>
        </draw:line>
        <draw:line draw:style-name="gr4" draw:text-style-name="P1" draw:layer="layout" svg:x1="9.42cm" svg:y1="6.668cm" svg:x2="9.066cm" svg:y2="4.727cm">
          <text:p/>
        </draw:line>
        <draw:line draw:style-name="gr4" draw:text-style-name="P1" draw:layer="layout" svg:x1="9.984cm" svg:y1="9.42cm" svg:x2="9.419cm" svg:y2="6.667cm">
          <text:p/>
        </draw:line>
        <draw:line draw:style-name="gr4" draw:text-style-name="P1" draw:layer="layout" svg:x1="10.055cm" svg:y1="9.631cm" svg:x2="9.983cm" svg:y2="9.419cm">
          <text:p/>
        </draw:line>
        <draw:line draw:style-name="gr4" draw:text-style-name="P1" draw:layer="layout" svg:x1="10.196cm" svg:y1="10.125cm" svg:x2="10.054cm" svg:y2="9.63cm">
          <text:p/>
        </draw:line>
        <draw:line draw:style-name="gr4" draw:text-style-name="P1" draw:layer="layout" svg:x1="10.337cm" svg:y1="10.478cm" svg:x2="10.195cm" svg:y2="10.124cm">
          <text:p/>
        </draw:line>
        <draw:line draw:style-name="gr4" draw:text-style-name="P1" draw:layer="layout" svg:x1="10.831cm" svg:y1="11.254cm" svg:x2="10.336cm" svg:y2="10.477cm">
          <text:p/>
        </draw:line>
        <draw:line draw:style-name="gr3" draw:text-style-name="P1" draw:layer="layout" svg:x1="11.677cm" svg:y1="11.325cm" svg:x2="10.83cm" svg:y2="11.253cm">
          <text:p/>
        </draw:line>
        <draw:line draw:style-name="gr5" draw:text-style-name="P1" draw:layer="layout" svg:x1="11.572cm" svg:y1="8.679cm" svg:x2="10.583cm" svg:y2="4.056cm">
          <text:p/>
        </draw:line>
        <draw:line draw:style-name="gr5" draw:text-style-name="P1" draw:layer="layout" svg:x1="11.148cm" svg:y1="4.939cm" svg:x2="10.9cm" svg:y2="3.739cm">
          <text:p/>
        </draw:line>
        <draw:line draw:style-name="gr5" draw:text-style-name="P1" draw:layer="layout" svg:x1="11.148cm" svg:y1="4.939cm" svg:x2="10.9cm" svg:y2="3.563cm">
          <text:p/>
        </draw:line>
        <draw:line draw:style-name="gr5" draw:text-style-name="P1" draw:layer="layout" svg:x1="11.219cm" svg:y1="5.398cm" svg:x2="11.147cm" svg:y2="4.938cm">
          <text:p/>
        </draw:line>
        <draw:line draw:style-name="gr5" draw:text-style-name="P1" draw:layer="layout" svg:x1="11.219cm" svg:y1="5.398cm" svg:x2="10.936cm" svg:y2="3.633cm">
          <text:p/>
        </draw:line>
        <draw:line draw:style-name="gr5" draw:text-style-name="P1" draw:layer="layout" svg:x1="11.431cm" svg:y1="6.668cm" svg:x2="11.218cm" svg:y2="5.397cm">
          <text:p/>
        </draw:line>
        <draw:line draw:style-name="gr5" draw:text-style-name="P1" draw:layer="layout" svg:x1="11.431cm" svg:y1="6.668cm" svg:x2="11.006cm" svg:y2="3.421cm">
          <text:p/>
        </draw:line>
        <draw:line draw:style-name="gr5" draw:text-style-name="P1" draw:layer="layout" svg:x1="11.501cm" svg:y1="7.162cm" svg:x2="11.43cm" svg:y2="6.667cm">
          <text:p/>
        </draw:line>
        <draw:line draw:style-name="gr5" draw:text-style-name="P1" draw:layer="layout" svg:x1="11.325cm" svg:y1="5.469cm" svg:x2="11.147cm" svg:y2="3.81cm">
          <text:p/>
        </draw:line>
        <draw:line draw:style-name="gr5" draw:text-style-name="P1" draw:layer="layout" svg:x1="11.325cm" svg:y1="5.469cm" svg:x2="11.112cm" svg:y2="3.139cm">
          <text:p/>
        </draw:line>
        <draw:line draw:style-name="gr5" draw:text-style-name="P1" draw:layer="layout" svg:x1="11.501cm" svg:y1="7.162cm" svg:x2="11.324cm" svg:y2="5.468cm">
          <text:p/>
        </draw:line>
        <draw:line draw:style-name="gr5" draw:text-style-name="P1" draw:layer="layout" svg:x1="11.536cm" svg:y1="7.374cm" svg:x2="11.5cm" svg:y2="7.161cm">
          <text:p/>
        </draw:line>
        <draw:line draw:style-name="gr5" draw:text-style-name="P1" draw:layer="layout" svg:x1="11.501cm" svg:y1="4.728cm" svg:x2="11.43cm" svg:y2="3.704cm">
          <text:p/>
        </draw:line>
        <draw:line draw:style-name="gr5" draw:text-style-name="P1" draw:layer="layout" svg:x1="11.501cm" svg:y1="4.728cm" svg:x2="11.465cm" svg:y2="3.845cm">
          <text:p/>
        </draw:line>
        <draw:line draw:style-name="gr5" draw:text-style-name="P1" draw:layer="layout" svg:x1="11.5cm" svg:y1="4.797cm" svg:x2="11.5cm" svg:y2="4.727cm">
          <text:p/>
        </draw:line>
        <draw:line draw:style-name="gr5" draw:text-style-name="P1" draw:layer="layout" svg:x1="11.501cm" svg:y1="4.798cm" svg:x2="11.394cm" svg:y2="1.199cm">
          <text:p/>
        </draw:line>
        <draw:line draw:style-name="gr5" draw:text-style-name="P1" draw:layer="layout" svg:x1="11.572cm" svg:y1="5.892cm" svg:x2="11.5cm" svg:y2="4.797cm">
          <text:p/>
        </draw:line>
        <draw:line draw:style-name="gr5" draw:text-style-name="P1" draw:layer="layout" svg:x1="11.607cm" svg:y1="4.551cm" svg:x2="11.571cm" svg:y2="2.892cm">
          <text:p/>
        </draw:line>
        <draw:line draw:style-name="gr5" draw:text-style-name="P1" draw:layer="layout" svg:x1="11.606cm" svg:y1="4.55cm" svg:x2="11.606cm" svg:y2="2.928cm">
          <text:p/>
        </draw:line>
        <draw:line draw:style-name="gr5" draw:text-style-name="P1" draw:layer="layout" svg:x1="11.606cm" svg:y1="5.609cm" svg:x2="11.606cm" svg:y2="4.55cm">
          <text:p/>
        </draw:line>
        <draw:line draw:style-name="gr5" draw:text-style-name="P1" draw:layer="layout" svg:x1="11.712cm" svg:y1="4.093cm" svg:x2="11.748cm" svg:y2="2.786cm">
          <text:p/>
        </draw:line>
        <draw:line draw:style-name="gr5" draw:text-style-name="P1" draw:layer="layout" svg:x1="11.712cm" svg:y1="4.093cm" svg:x2="11.748cm" svg:y2="3.069cm">
          <text:p/>
        </draw:line>
        <draw:line draw:style-name="gr5" draw:text-style-name="P1" draw:layer="layout" svg:x1="11.712cm" svg:y1="4.374cm" svg:x2="11.712cm" svg:y2="4.092cm">
          <text:p/>
        </draw:line>
        <draw:line draw:style-name="gr5" draw:text-style-name="P1" draw:layer="layout" svg:x1="11.747cm" svg:y1="4.128cm" svg:x2="11.819cm" svg:y2="3.069cm">
          <text:p/>
        </draw:line>
        <draw:line draw:style-name="gr5" draw:text-style-name="P1" draw:layer="layout" svg:x1="11.782cm" svg:y1="3.705cm" svg:x2="11.889cm" svg:y2="2.716cm">
          <text:p/>
        </draw:line>
        <draw:line draw:style-name="gr5" draw:text-style-name="P1" draw:layer="layout" svg:x1="11.818cm" svg:y1="3.528cm" svg:x2="11.924cm" svg:y2="2.61cm">
          <text:p/>
        </draw:line>
        <draw:line draw:style-name="gr5" draw:text-style-name="P1" draw:layer="layout" svg:x1="11.818cm" svg:y1="3.528cm" svg:x2="11.96cm" svg:y2="2.61cm">
          <text:p/>
        </draw:line>
        <draw:line draw:style-name="gr5" draw:text-style-name="P1" draw:layer="layout" svg:x1="11.782cm" svg:y1="3.705cm" svg:x2="11.819cm" svg:y2="3.527cm">
          <text:p/>
        </draw:line>
        <draw:line draw:style-name="gr5" draw:text-style-name="P1" draw:layer="layout" svg:x1="11.747cm" svg:y1="4.128cm" svg:x2="11.783cm" svg:y2="3.704cm">
          <text:p/>
        </draw:line>
        <draw:line draw:style-name="gr5" draw:text-style-name="P1" draw:layer="layout" svg:x1="11.712cm" svg:y1="4.375cm" svg:x2="11.748cm" svg:y2="4.127cm">
          <text:p/>
        </draw:line>
        <draw:line draw:style-name="gr5" draw:text-style-name="P1" draw:layer="layout" svg:x1="11.606cm" svg:y1="5.61cm" svg:x2="11.713cm" svg:y2="4.374cm">
          <text:p/>
        </draw:line>
        <draw:line draw:style-name="gr5" draw:text-style-name="P1" draw:layer="layout" svg:x1="11.571cm" svg:y1="5.892cm" svg:x2="11.607cm" svg:y2="5.609cm">
          <text:p/>
        </draw:line>
        <draw:line draw:style-name="gr5" draw:text-style-name="P1" draw:layer="layout" svg:x1="11.535cm" svg:y1="7.374cm" svg:x2="11.572cm" svg:y2="5.891cm">
          <text:p/>
        </draw:line>
        <draw:line draw:style-name="gr5" draw:text-style-name="P1" draw:layer="layout" svg:x1="11.572cm" svg:y1="8.679cm" svg:x2="11.535cm" svg:y2="7.373cm">
          <text:p/>
        </draw:line>
        <draw:line draw:style-name="gr5" draw:text-style-name="P1" draw:layer="layout" svg:x1="11.677cm" svg:y1="11.325cm" svg:x2="11.571cm" svg:y2="8.678cm">
          <text:p/>
        </draw:line>
        <draw:line draw:style-name="gr3" draw:text-style-name="P1" draw:layer="layout" svg:x1="13.406cm" svg:y1="11.748cm" svg:x2="11.676cm" svg:y2="11.324cm">
          <text:p/>
        </draw:line>
        <draw:line draw:style-name="gr6" draw:text-style-name="P1" draw:layer="layout" svg:x1="16.298cm" svg:y1="3.386cm" svg:x2="16.298cm" svg:y2="2.716cm">
          <text:p/>
        </draw:line>
        <draw:line draw:style-name="gr6" draw:text-style-name="P1" draw:layer="layout" svg:x1="16.298cm" svg:y1="3.387cm" svg:x2="16.334cm" svg:y2="2.046cm">
          <text:p/>
        </draw:line>
        <draw:line draw:style-name="gr6" draw:text-style-name="P1" draw:layer="layout" svg:x1="16.298cm" svg:y1="3.739cm" svg:x2="16.298cm" svg:y2="3.386cm">
          <text:p/>
        </draw:line>
        <draw:line draw:style-name="gr6" draw:text-style-name="P1" draw:layer="layout" svg:x1="16.298cm" svg:y1="3.74cm" svg:x2="16.369cm" svg:y2="2.398cm">
          <text:p/>
        </draw:line>
        <draw:line draw:style-name="gr6" draw:text-style-name="P1" draw:layer="layout" svg:x1="16.298cm" svg:y1="4.021cm" svg:x2="16.298cm" svg:y2="3.739cm">
          <text:p/>
        </draw:line>
        <draw:line draw:style-name="gr6" draw:text-style-name="P1" draw:layer="layout" svg:x1="16.333cm" svg:y1="3.458cm" svg:x2="16.44cm" svg:y2="2.046cm">
          <text:p/>
        </draw:line>
        <draw:line draw:style-name="gr6" draw:text-style-name="P1" draw:layer="layout" svg:x1="16.368cm" svg:y1="3.211cm" svg:x2="16.475cm" svg:y2="2.222cm">
          <text:p/>
        </draw:line>
        <draw:line draw:style-name="gr6" draw:text-style-name="P1" draw:layer="layout" svg:x1="16.368cm" svg:y1="3.211cm" svg:x2="16.475cm" svg:y2="2.328cm">
          <text:p/>
        </draw:line>
        <draw:line draw:style-name="gr6" draw:text-style-name="P1" draw:layer="layout" svg:x1="16.333cm" svg:y1="3.458cm" svg:x2="16.369cm" svg:y2="3.21cm">
          <text:p/>
        </draw:line>
        <draw:line draw:style-name="gr6" draw:text-style-name="P1" draw:layer="layout" svg:x1="16.298cm" svg:y1="4.022cm" svg:x2="16.334cm" svg:y2="3.457cm">
          <text:p/>
        </draw:line>
        <draw:line draw:style-name="gr6" draw:text-style-name="P1" draw:layer="layout" svg:x1="16.298cm" svg:y1="4.303cm" svg:x2="16.298cm" svg:y2="4.021cm">
          <text:p/>
        </draw:line>
        <draw:line draw:style-name="gr6" draw:text-style-name="P1" draw:layer="layout" svg:x1="16.368cm" svg:y1="3.846cm" svg:x2="16.546cm" svg:y2="2.716cm">
          <text:p/>
        </draw:line>
        <draw:line draw:style-name="gr6" draw:text-style-name="P1" draw:layer="layout" svg:x1="16.439cm" svg:y1="3.564cm" svg:x2="16.616cm" svg:y2="2.469cm">
          <text:p/>
        </draw:line>
        <draw:line draw:style-name="gr6" draw:text-style-name="P1" draw:layer="layout" svg:x1="16.439cm" svg:y1="3.564cm" svg:x2="16.652cm" svg:y2="2.434cm">
          <text:p/>
        </draw:line>
        <draw:line draw:style-name="gr6" draw:text-style-name="P1" draw:layer="layout" svg:x1="16.368cm" svg:y1="3.846cm" svg:x2="16.44cm" svg:y2="3.563cm">
          <text:p/>
        </draw:line>
        <draw:line draw:style-name="gr6" draw:text-style-name="P1" draw:layer="layout" svg:x1="16.298cm" svg:y1="4.304cm" svg:x2="16.369cm" svg:y2="3.845cm">
          <text:p/>
        </draw:line>
        <draw:line draw:style-name="gr6" draw:text-style-name="P1" draw:layer="layout" svg:x1="16.086cm" svg:y1="6.386cm" svg:x2="16.299cm" svg:y2="4.303cm">
          <text:p/>
        </draw:line>
        <draw:line draw:style-name="gr6" draw:text-style-name="P1" draw:layer="layout" svg:x1="16.227cm" svg:y1="5.821cm" svg:x2="16.687cm" svg:y2="3.563cm">
          <text:p/>
        </draw:line>
        <draw:line draw:style-name="gr6" draw:text-style-name="P1" draw:layer="layout" svg:x1="16.227cm" svg:y1="5.821cm" svg:x2="16.757cm" svg:y2="3.492cm">
          <text:p/>
        </draw:line>
        <draw:line draw:style-name="gr6" draw:text-style-name="P1" draw:layer="layout" svg:x1="16.086cm" svg:y1="6.386cm" svg:x2="16.228cm" svg:y2="5.82cm">
          <text:p/>
        </draw:line>
        <draw:line draw:style-name="gr6" draw:text-style-name="P1" draw:layer="layout" svg:x1="16.016cm" svg:y1="6.986cm" svg:x2="16.087cm" svg:y2="6.385cm">
          <text:p/>
        </draw:line>
        <draw:line draw:style-name="gr6" draw:text-style-name="P1" draw:layer="layout" svg:x1="16.439cm" svg:y1="5.363cm" svg:x2="16.899cm" svg:y2="3.563cm">
          <text:p/>
        </draw:line>
        <draw:line draw:style-name="gr6" draw:text-style-name="P1" draw:layer="layout" svg:x1="16.439cm" svg:y1="5.363cm" svg:x2="16.969cm" svg:y2="3.492cm">
          <text:p/>
        </draw:line>
        <draw:line draw:style-name="gr6" draw:text-style-name="P1" draw:layer="layout" svg:x1="16.016cm" svg:y1="6.986cm" svg:x2="16.44cm" svg:y2="5.362cm">
          <text:p/>
        </draw:line>
        <draw:line draw:style-name="gr6" draw:text-style-name="P1" draw:layer="layout" svg:x1="15.98cm" svg:y1="7.303cm" svg:x2="16.017cm" svg:y2="6.985cm">
          <text:p/>
        </draw:line>
        <draw:line draw:style-name="gr6" draw:text-style-name="P1" draw:layer="layout" svg:x1="16.298cm" svg:y1="6.562cm" svg:x2="17.251cm" svg:y2="3.28cm">
          <text:p/>
        </draw:line>
        <draw:line draw:style-name="gr6" draw:text-style-name="P1" draw:layer="layout" svg:x1="16.862cm" svg:y1="4.939cm" svg:x2="17.11cm" svg:y2="4.162cm">
          <text:p/>
        </draw:line>
        <draw:line draw:style-name="gr6" draw:text-style-name="P1" draw:layer="layout" svg:x1="16.862cm" svg:y1="4.939cm" svg:x2="17.251cm" svg:y2="3.774cm">
          <text:p/>
        </draw:line>
        <draw:line draw:style-name="gr6" draw:text-style-name="P1" draw:layer="layout" svg:x1="16.58cm" svg:y1="5.786cm" svg:x2="16.863cm" svg:y2="4.938cm">
          <text:p/>
        </draw:line>
        <draw:line draw:style-name="gr6" draw:text-style-name="P1" draw:layer="layout" svg:x1="16.58cm" svg:y1="5.786cm" svg:x2="17.569cm" svg:y2="3.104cm">
          <text:p/>
        </draw:line>
        <draw:line draw:style-name="gr6" draw:text-style-name="P1" draw:layer="layout" svg:x1="16.474cm" svg:y1="6.139cm" svg:x2="16.581cm" svg:y2="5.785cm">
          <text:p/>
        </draw:line>
        <draw:line draw:style-name="gr6" draw:text-style-name="P1" draw:layer="layout" svg:x1="17.003cm" svg:y1="5.045cm" svg:x2="17.463cm" svg:y2="3.845cm">
          <text:p/>
        </draw:line>
        <draw:line draw:style-name="gr6" draw:text-style-name="P1" draw:layer="layout" svg:x1="17.568cm" svg:y1="3.846cm" svg:x2="17.886cm" svg:y2="3.104cm">
          <text:p/>
        </draw:line>
        <draw:line draw:style-name="gr6" draw:text-style-name="P1" draw:layer="layout" svg:x1="17.568cm" svg:y1="3.846cm" svg:x2="17.816cm" svg:y2="3.316cm">
          <text:p/>
        </draw:line>
        <draw:line draw:style-name="gr6" draw:text-style-name="P1" draw:layer="layout" svg:x1="17.286cm" svg:y1="4.481cm" svg:x2="17.569cm" svg:y2="3.845cm">
          <text:p/>
        </draw:line>
        <draw:line draw:style-name="gr6" draw:text-style-name="P1" draw:layer="layout" svg:x1="17.78cm" svg:y1="3.528cm" svg:x2="18.063cm" svg:y2="2.963cm">
          <text:p/>
        </draw:line>
        <draw:line draw:style-name="gr6" draw:text-style-name="P1" draw:layer="layout" svg:x1="17.78cm" svg:y1="3.528cm" svg:x2="17.957cm" svg:y2="3.139cm">
          <text:p/>
        </draw:line>
        <draw:line draw:style-name="gr6" draw:text-style-name="P1" draw:layer="layout" svg:x1="17.462cm" svg:y1="4.163cm" svg:x2="17.781cm" svg:y2="3.527cm">
          <text:p/>
        </draw:line>
        <draw:line draw:style-name="gr6" draw:text-style-name="P1" draw:layer="layout" svg:x1="17.674cm" svg:y1="3.811cm" svg:x2="18.027cm" svg:y2="3.139cm">
          <text:p/>
        </draw:line>
        <draw:line draw:style-name="gr6" draw:text-style-name="P1" draw:layer="layout" svg:x1="17.674cm" svg:y1="3.811cm" svg:x2="18.239cm" svg:y2="2.822cm">
          <text:p/>
        </draw:line>
        <draw:line draw:style-name="gr6" draw:text-style-name="P1" draw:layer="layout" svg:x1="17.462cm" svg:y1="4.163cm" svg:x2="17.675cm" svg:y2="3.81cm">
          <text:p/>
        </draw:line>
        <draw:line draw:style-name="gr6" draw:text-style-name="P1" draw:layer="layout" svg:x1="17.286cm" svg:y1="4.481cm" svg:x2="17.463cm" svg:y2="4.162cm">
          <text:p/>
        </draw:line>
        <draw:line draw:style-name="gr6" draw:text-style-name="P1" draw:layer="layout" svg:x1="17.003cm" svg:y1="5.045cm" svg:x2="17.287cm" svg:y2="4.48cm">
          <text:p/>
        </draw:line>
        <draw:line draw:style-name="gr6" draw:text-style-name="P1" draw:layer="layout" svg:x1="16.474cm" svg:y1="6.139cm" svg:x2="17.004cm" svg:y2="5.044cm">
          <text:p/>
        </draw:line>
        <draw:line draw:style-name="gr6" draw:text-style-name="P1" draw:layer="layout" svg:x1="16.298cm" svg:y1="6.562cm" svg:x2="16.475cm" svg:y2="6.138cm">
          <text:p/>
        </draw:line>
        <draw:line draw:style-name="gr6" draw:text-style-name="P1" draw:layer="layout" svg:x1="15.98cm" svg:y1="7.303cm" svg:x2="16.299cm" svg:y2="6.561cm">
          <text:p/>
        </draw:line>
        <draw:line draw:style-name="gr6" draw:text-style-name="P1" draw:layer="layout" svg:x1="15.839cm" svg:y1="7.903cm" svg:x2="15.981cm" svg:y2="7.302cm">
          <text:p/>
        </draw:line>
        <draw:line draw:style-name="gr6" draw:text-style-name="P1" draw:layer="layout" svg:x1="15.839cm" svg:y1="7.903cm" svg:x2="17.392cm" svg:y2="5.185cm">
          <text:p/>
        </draw:line>
        <draw:line draw:style-name="gr6" draw:text-style-name="P1" draw:layer="layout" svg:x1="15.486cm" svg:y1="9.137cm" svg:x2="15.84cm" svg:y2="7.902cm">
          <text:p/>
        </draw:line>
        <draw:line draw:style-name="gr6" draw:text-style-name="P1" draw:layer="layout" svg:x1="18.52cm" svg:y1="4.622cm" svg:x2="19.58cm" svg:y2="2.786cm">
          <text:p/>
        </draw:line>
        <draw:line draw:style-name="gr6" draw:text-style-name="P1" draw:layer="layout" svg:x1="18.52cm" svg:y1="4.622cm" svg:x2="18.804cm" svg:y2="4.127cm">
          <text:p/>
        </draw:line>
        <draw:line draw:style-name="gr6" draw:text-style-name="P1" draw:layer="layout" svg:x1="18.309cm" svg:y1="5.01cm" svg:x2="18.521cm" svg:y2="4.621cm">
          <text:p/>
        </draw:line>
        <draw:line draw:style-name="gr6" draw:text-style-name="P1" draw:layer="layout" svg:x1="18.309cm" svg:y1="5.01cm" svg:x2="19.368cm" svg:y2="3.316cm">
          <text:p/>
        </draw:line>
        <draw:polyline draw:style-name="gr6" draw:text-style-name="P1" draw:layer="layout" svg:width="0cm" svg:height="0cm" svg:x="18.309cm" svg:y="5.009cm" svg:viewBox="0 0 0 0" draw:points="0,0">
          <text:p/>
        </draw:polyline>
        <draw:line draw:style-name="gr6" draw:text-style-name="P1" draw:layer="layout" svg:x1="18.309cm" svg:y1="5.01cm" svg:x2="19.544cm" svg:y2="3.139cm">
          <text:p/>
        </draw:line>
        <draw:line draw:style-name="gr6" draw:text-style-name="P1" draw:layer="layout" svg:x1="17.109cm" svg:y1="6.986cm" svg:x2="18.31cm" svg:y2="5.009cm">
          <text:p/>
        </draw:line>
        <draw:line draw:style-name="gr6" draw:text-style-name="P1" draw:layer="layout" svg:x1="18.697cm" svg:y1="4.763cm" svg:x2="19.58cm" svg:y2="3.492cm">
          <text:p/>
        </draw:line>
        <draw:line draw:style-name="gr6" draw:text-style-name="P1" draw:layer="layout" svg:x1="18.697cm" svg:y1="4.763cm" svg:x2="19.58cm" svg:y2="3.563cm">
          <text:p/>
        </draw:line>
        <draw:line draw:style-name="gr6" draw:text-style-name="P1" draw:layer="layout" svg:x1="18.379cm" svg:y1="5.186cm" svg:x2="18.698cm" svg:y2="4.762cm">
          <text:p/>
        </draw:line>
        <draw:line draw:style-name="gr6" draw:text-style-name="P1" draw:layer="layout" svg:x1="18.379cm" svg:y1="5.186cm" svg:x2="19.051cm" svg:y2="4.268cm">
          <text:p/>
        </draw:line>
        <draw:line draw:style-name="gr6" draw:text-style-name="P1" draw:layer="layout" svg:x1="17.145cm" svg:y1="6.915cm" svg:x2="18.38cm" svg:y2="5.185cm">
          <text:p/>
        </draw:line>
        <draw:line draw:style-name="gr6" draw:text-style-name="P1" draw:layer="layout" svg:x1="17.603cm" svg:y1="6.386cm" svg:x2="19.368cm" svg:y2="4.162cm">
          <text:p/>
        </draw:line>
        <draw:line draw:style-name="gr6" draw:text-style-name="P1" draw:layer="layout" svg:x1="19.155cm" svg:y1="4.622cm" svg:x2="20.003cm" svg:y2="3.598cm">
          <text:p/>
        </draw:line>
        <draw:line draw:style-name="gr6" draw:text-style-name="P1" draw:layer="layout" svg:x1="19.155cm" svg:y1="4.622cm" svg:x2="19.721cm" svg:y2="3.951cm">
          <text:p/>
        </draw:line>
        <draw:line draw:style-name="gr6" draw:text-style-name="P1" draw:layer="layout" svg:x1="18.873cm" svg:y1="4.975cm" svg:x2="19.156cm" svg:y2="4.621cm">
          <text:p/>
        </draw:line>
        <draw:line draw:style-name="gr6" draw:text-style-name="P1" draw:layer="layout" svg:x1="19.014cm" svg:y1="4.834cm" svg:x2="19.968cm" svg:y2="3.774cm">
          <text:p/>
        </draw:line>
        <draw:line draw:style-name="gr6" draw:text-style-name="P1" draw:layer="layout" svg:x1="19.367cm" svg:y1="4.446cm" svg:x2="19.968cm" svg:y2="3.81cm">
          <text:p/>
        </draw:line>
        <draw:line draw:style-name="gr6" draw:text-style-name="P1" draw:layer="layout" svg:x1="19.367cm" svg:y1="4.446cm" svg:x2="19.932cm" svg:y2="3.88cm">
          <text:p/>
        </draw:line>
        <draw:line draw:style-name="gr6" draw:text-style-name="P1" draw:layer="layout" svg:x1="19.014cm" svg:y1="4.834cm" svg:x2="19.368cm" svg:y2="4.445cm">
          <text:p/>
        </draw:line>
        <draw:line draw:style-name="gr6" draw:text-style-name="P1" draw:layer="layout" svg:x1="18.873cm" svg:y1="4.975cm" svg:x2="19.015cm" svg:y2="4.833cm">
          <text:p/>
        </draw:line>
        <draw:line draw:style-name="gr6" draw:text-style-name="P1" draw:layer="layout" svg:x1="17.603cm" svg:y1="6.386cm" svg:x2="18.874cm" svg:y2="4.974cm">
          <text:p/>
        </draw:line>
        <draw:line draw:style-name="gr6" draw:text-style-name="P1" draw:layer="layout" svg:x1="17.145cm" svg:y1="6.915cm" svg:x2="17.604cm" svg:y2="6.385cm">
          <text:p/>
        </draw:line>
        <draw:line draw:style-name="gr6" draw:text-style-name="P1" draw:layer="layout" svg:x1="17.109cm" svg:y1="6.986cm" svg:x2="17.146cm" svg:y2="6.914cm">
          <text:p/>
        </draw:line>
        <draw:line draw:style-name="gr6" draw:text-style-name="P1" draw:layer="layout" svg:x1="15.486cm" svg:y1="9.137cm" svg:x2="17.11cm" svg:y2="6.985cm">
          <text:p/>
        </draw:line>
        <draw:line draw:style-name="gr6" draw:text-style-name="P1" draw:layer="layout" svg:x1="15.31cm" svg:y1="9.561cm" svg:x2="15.487cm" svg:y2="9.136cm">
          <text:p/>
        </draw:line>
        <draw:line draw:style-name="gr6" draw:text-style-name="P1" draw:layer="layout" svg:x1="15.733cm" svg:y1="9.137cm" svg:x2="19.403cm" svg:y2="5.432cm">
          <text:p/>
        </draw:line>
        <draw:line draw:style-name="gr6" draw:text-style-name="P1" draw:layer="layout" svg:x1="16.439cm" svg:y1="8.502cm" svg:x2="18.804cm" svg:y2="6.208cm">
          <text:p/>
        </draw:line>
        <draw:line draw:style-name="gr6" draw:text-style-name="P1" draw:layer="layout" svg:x1="18.979cm" svg:y1="6.174cm" svg:x2="20.003cm" svg:y2="5.221cm">
          <text:p/>
        </draw:line>
        <draw:line draw:style-name="gr6" draw:text-style-name="P1" draw:layer="layout" svg:x1="18.979cm" svg:y1="6.174cm" svg:x2="19.827cm" svg:y2="5.397cm">
          <text:p/>
        </draw:line>
        <draw:line draw:style-name="gr6" draw:text-style-name="P1" draw:layer="layout" svg:x1="16.439cm" svg:y1="8.502cm" svg:x2="18.98cm" svg:y2="6.173cm">
          <text:p/>
        </draw:line>
        <draw:line draw:style-name="gr6" draw:text-style-name="P1" draw:layer="layout" svg:x1="15.733cm" svg:y1="9.137cm" svg:x2="16.44cm" svg:y2="8.501cm">
          <text:p/>
        </draw:line>
        <draw:line draw:style-name="gr6" draw:text-style-name="P1" draw:layer="layout" svg:x1="15.31cm" svg:y1="9.561cm" svg:x2="15.734cm" svg:y2="9.136cm">
          <text:p/>
        </draw:line>
        <draw:line draw:style-name="gr6" draw:text-style-name="P1" draw:layer="layout" svg:x1="15.169cm" svg:y1="9.878cm" svg:x2="15.311cm" svg:y2="9.56cm">
          <text:p/>
        </draw:line>
        <draw:line draw:style-name="gr6" draw:text-style-name="P1" draw:layer="layout" svg:x1="19.755cm" svg:y1="6.245cm" svg:x2="20.673cm" svg:y2="5.432cm">
          <text:p/>
        </draw:line>
        <draw:line draw:style-name="gr6" draw:text-style-name="P1" draw:layer="layout" svg:x1="19.755cm" svg:y1="6.245cm" svg:x2="20.92cm" svg:y2="5.256cm">
          <text:p/>
        </draw:line>
        <draw:line draw:style-name="gr6" draw:text-style-name="P1" draw:layer="layout" svg:x1="19.473cm" svg:y1="6.492cm" svg:x2="19.756cm" svg:y2="6.244cm">
          <text:p/>
        </draw:line>
        <draw:line draw:style-name="gr6" draw:text-style-name="P1" draw:layer="layout" svg:x1="19.473cm" svg:y1="6.492cm" svg:x2="20.709cm" svg:y2="5.503cm">
          <text:p/>
        </draw:line>
        <draw:line draw:style-name="gr6" draw:text-style-name="P1" draw:layer="layout" svg:x1="18.732cm" svg:y1="7.127cm" svg:x2="19.474cm" svg:y2="6.491cm">
          <text:p/>
        </draw:line>
        <draw:line draw:style-name="gr6" draw:text-style-name="P1" draw:layer="layout" svg:x1="18.732cm" svg:y1="7.127cm" svg:x2="20.215cm" svg:y2="5.961cm">
          <text:p/>
        </draw:line>
        <draw:line draw:style-name="gr6" draw:text-style-name="P1" draw:layer="layout" svg:x1="17.427cm" svg:y1="8.22cm" svg:x2="18.733cm" svg:y2="7.126cm">
          <text:p/>
        </draw:line>
        <draw:line draw:style-name="gr6" draw:text-style-name="P1" draw:layer="layout" svg:x1="17.427cm" svg:y1="8.22cm" svg:x2="20.144cm" svg:y2="6.173cm">
          <text:p/>
        </draw:line>
        <draw:line draw:style-name="gr6" draw:text-style-name="P1" draw:layer="layout" svg:x1="16.968cm" svg:y1="8.573cm" svg:x2="17.428cm" svg:y2="8.219cm">
          <text:p/>
        </draw:line>
        <draw:line draw:style-name="gr6" draw:text-style-name="P1" draw:layer="layout" svg:x1="18.873cm" svg:y1="7.303cm" svg:x2="21.026cm" svg:y2="5.75cm">
          <text:p/>
        </draw:line>
        <draw:line draw:style-name="gr6" draw:text-style-name="P1" draw:layer="layout" svg:x1="18.873cm" svg:y1="7.303cm" svg:x2="20.426cm" svg:y2="6.244cm">
          <text:p/>
        </draw:line>
        <draw:line draw:style-name="gr6" draw:text-style-name="P1" draw:layer="layout" svg:x1="18.273cm" svg:y1="7.726cm" svg:x2="18.874cm" svg:y2="7.302cm">
          <text:p/>
        </draw:line>
        <draw:line draw:style-name="gr6" draw:text-style-name="P1" draw:layer="layout" svg:x1="19.367cm" svg:y1="7.021cm" svg:x2="20.321cm" svg:y2="6.42cm">
          <text:p/>
        </draw:line>
        <draw:line draw:style-name="gr6" draw:text-style-name="P1" draw:layer="layout" svg:x1="19.755cm" svg:y1="6.774cm" svg:x2="20.497cm" svg:y2="6.314cm">
          <text:p/>
        </draw:line>
        <draw:line draw:style-name="gr6" draw:text-style-name="P1" draw:layer="layout" svg:x1="19.755cm" svg:y1="6.774cm" svg:x2="20.603cm" svg:y2="6.279cm">
          <text:p/>
        </draw:line>
        <draw:line draw:style-name="gr6" draw:text-style-name="P1" draw:layer="layout" svg:x1="19.367cm" svg:y1="7.021cm" svg:x2="19.756cm" svg:y2="6.773cm">
          <text:p/>
        </draw:line>
        <draw:line draw:style-name="gr6" draw:text-style-name="P1" draw:layer="layout" svg:x1="18.273cm" svg:y1="7.726cm" svg:x2="19.368cm" svg:y2="7.02cm">
          <text:p/>
        </draw:line>
        <draw:line draw:style-name="gr6" draw:text-style-name="P1" draw:layer="layout" svg:x1="16.968cm" svg:y1="8.573cm" svg:x2="18.274cm" svg:y2="7.725cm">
          <text:p/>
        </draw:line>
        <draw:line draw:style-name="gr6" draw:text-style-name="P1" draw:layer="layout" svg:x1="15.169cm" svg:y1="9.878cm" svg:x2="16.969cm" svg:y2="8.572cm">
          <text:p/>
        </draw:line>
        <draw:line draw:style-name="gr6" draw:text-style-name="P1" draw:layer="layout" svg:x1="14.393cm" svg:y1="11.184cm" svg:x2="15.17cm" svg:y2="9.877cm">
          <text:p/>
        </draw:line>
        <draw:line draw:style-name="gr7" draw:text-style-name="P1" draw:layer="layout" svg:x1="19.155cm" svg:y1="8.608cm" svg:x2="20.25cm" svg:y2="7.937cm">
          <text:p/>
        </draw:line>
        <draw:line draw:style-name="gr7" draw:text-style-name="P1" draw:layer="layout" svg:x1="19.155cm" svg:y1="8.608cm" svg:x2="20.215cm" svg:y2="8.008cm">
          <text:p/>
        </draw:line>
        <draw:line draw:style-name="gr7" draw:text-style-name="P1" draw:layer="layout" svg:x1="18.415cm" svg:y1="9.067cm" svg:x2="19.156cm" svg:y2="8.607cm">
          <text:p/>
        </draw:line>
        <draw:line draw:style-name="gr7" draw:text-style-name="P1" draw:layer="layout" svg:x1="18.415cm" svg:y1="9.067cm" svg:x2="20.215cm" svg:y2="8.043cm">
          <text:p/>
        </draw:line>
        <draw:line draw:style-name="gr7" draw:text-style-name="P1" draw:layer="layout" svg:x1="18.132cm" svg:y1="9.243cm" svg:x2="18.416cm" svg:y2="9.066cm">
          <text:p/>
        </draw:line>
        <draw:line draw:style-name="gr7" draw:text-style-name="P1" draw:layer="layout" svg:x1="18.132cm" svg:y1="9.243cm" svg:x2="20.074cm" svg:y2="8.219cm">
          <text:p/>
        </draw:line>
        <draw:line draw:style-name="gr7" draw:text-style-name="P1" draw:layer="layout" svg:x1="17.391cm" svg:y1="9.667cm" svg:x2="18.133cm" svg:y2="9.242cm">
          <text:p/>
        </draw:line>
        <draw:line draw:style-name="gr7" draw:text-style-name="P1" draw:layer="layout" svg:x1="17.885cm" svg:y1="9.455cm" svg:x2="19.686cm" svg:y2="8.572cm">
          <text:p/>
        </draw:line>
        <draw:line draw:style-name="gr7" draw:text-style-name="P1" draw:layer="layout" svg:x1="20.073cm" svg:y1="8.467cm" svg:x2="21.202cm" svg:y2="7.937cm">
          <text:p/>
        </draw:line>
        <draw:line draw:style-name="gr7" draw:text-style-name="P1" draw:layer="layout" svg:x1="20.073cm" svg:y1="8.467cm" svg:x2="21.132cm" svg:y2="8.008cm">
          <text:p/>
        </draw:line>
        <draw:line draw:style-name="gr7" draw:text-style-name="P1" draw:layer="layout" svg:x1="18.767cm" svg:y1="9.067cm" svg:x2="20.074cm" svg:y2="8.466cm">
          <text:p/>
        </draw:line>
        <draw:line draw:style-name="gr7" draw:text-style-name="P1" draw:layer="layout" svg:x1="19.543cm" svg:y1="8.749cm" svg:x2="21.344cm" svg:y2="8.008cm">
          <text:p/>
        </draw:line>
        <draw:line draw:style-name="gr7" draw:text-style-name="P1" draw:layer="layout" svg:x1="19.543cm" svg:y1="8.749cm" svg:x2="21.061cm" svg:y2="8.149cm">
          <text:p/>
        </draw:line>
        <draw:line draw:style-name="gr7" draw:text-style-name="P1" draw:layer="layout" svg:x1="18.767cm" svg:y1="9.067cm" svg:x2="19.544cm" svg:y2="8.748cm">
          <text:p/>
        </draw:line>
        <draw:line draw:style-name="gr7" draw:text-style-name="P1" draw:layer="layout" svg:x1="17.885cm" svg:y1="9.455cm" svg:x2="18.768cm" svg:y2="9.066cm">
          <text:p/>
        </draw:line>
        <draw:line draw:style-name="gr7" draw:text-style-name="P1" draw:layer="layout" svg:x1="17.391cm" svg:y1="9.667cm" svg:x2="17.886cm" svg:y2="9.454cm">
          <text:p/>
        </draw:line>
        <draw:line draw:style-name="gr7" draw:text-style-name="P1" draw:layer="layout" svg:x1="14.393cm" svg:y1="11.184cm" svg:x2="17.392cm" svg:y2="9.666cm">
          <text:p/>
        </draw:line>
        <draw:line draw:style-name="gr3" draw:text-style-name="P1" draw:layer="layout" svg:x1="14.075cm" svg:y1="11.642cm" svg:x2="14.394cm" svg:y2="11.183cm">
          <text:p/>
        </draw:line>
        <draw:line draw:style-name="gr8" draw:text-style-name="P1" draw:layer="layout" svg:x1="22.119cm" svg:y1="9.914cm" svg:x2="23.848cm" svg:y2="9.101cm">
          <text:p/>
        </draw:line>
        <draw:line draw:style-name="gr8" draw:text-style-name="P1" draw:layer="layout" svg:x1="22.119cm" svg:y1="9.914cm" svg:x2="24.131cm" svg:y2="9.066cm">
          <text:p/>
        </draw:line>
        <draw:line draw:style-name="gr8" draw:text-style-name="P1" draw:layer="layout" svg:x1="21.307cm" svg:y1="10.266cm" svg:x2="22.12cm" svg:y2="9.913cm">
          <text:p/>
        </draw:line>
        <draw:line draw:style-name="gr8" draw:text-style-name="P1" draw:layer="layout" svg:x1="22.33cm" svg:y1="9.878cm" svg:x2="24.519cm" svg:y2="8.995cm">
          <text:p/>
        </draw:line>
        <draw:line draw:style-name="gr8" draw:text-style-name="P1" draw:layer="layout" svg:x1="22.33cm" svg:y1="9.878cm" svg:x2="25.154cm" svg:y2="8.819cm">
          <text:p/>
        </draw:line>
        <draw:line draw:style-name="gr8" draw:text-style-name="P1" draw:layer="layout" svg:x1="21.307cm" svg:y1="10.266cm" svg:x2="22.331cm" svg:y2="9.877cm">
          <text:p/>
        </draw:line>
        <draw:line draw:style-name="gr8" draw:text-style-name="P1" draw:layer="layout" svg:x1="20.531cm" svg:y1="10.584cm" svg:x2="21.308cm" svg:y2="10.265cm">
          <text:p/>
        </draw:line>
        <draw:line draw:style-name="gr8" draw:text-style-name="P1" draw:layer="layout" svg:x1="21.025cm" svg:y1="10.407cm" svg:x2="24.413cm" svg:y2="9.207cm">
          <text:p/>
        </draw:line>
        <draw:line draw:style-name="gr8" draw:text-style-name="P1" draw:layer="layout" svg:x1="23.036cm" svg:y1="9.772cm" svg:x2="25.083cm" svg:y2="9.101cm">
          <text:p/>
        </draw:line>
        <draw:line draw:style-name="gr8" draw:text-style-name="P1" draw:layer="layout" svg:x1="23.036cm" svg:y1="9.772cm" svg:x2="24.413cm" svg:y2="9.348cm">
          <text:p/>
        </draw:line>
        <draw:line draw:style-name="gr8" draw:text-style-name="P1" draw:layer="layout" svg:x1="21.025cm" svg:y1="10.407cm" svg:x2="23.037cm" svg:y2="9.771cm">
          <text:p/>
        </draw:line>
        <draw:line draw:style-name="gr8" draw:text-style-name="P1" draw:layer="layout" svg:x1="20.531cm" svg:y1="10.584cm" svg:x2="21.026cm" svg:y2="10.406cm">
          <text:p/>
        </draw:line>
        <draw:line draw:style-name="gr8" draw:text-style-name="P1" draw:layer="layout" svg:x1="20.214cm" svg:y1="10.725cm" svg:x2="20.532cm" svg:y2="10.583cm">
          <text:p/>
        </draw:line>
        <draw:line draw:style-name="gr8" draw:text-style-name="P1" draw:layer="layout" svg:x1="20.214cm" svg:y1="10.725cm" svg:x2="23.742cm" svg:y2="9.736cm">
          <text:p/>
        </draw:line>
        <draw:line draw:style-name="gr8" draw:text-style-name="P1" draw:layer="layout" svg:x1="19.861cm" svg:y1="10.866cm" svg:x2="20.215cm" svg:y2="10.724cm">
          <text:p/>
        </draw:line>
        <draw:line draw:style-name="gr8" draw:text-style-name="P1" draw:layer="layout" svg:x1="19.861cm" svg:y1="10.866cm" svg:x2="23.249cm" svg:y2="9.983cm">
          <text:p/>
        </draw:line>
        <draw:line draw:style-name="gr8" draw:text-style-name="P1" draw:layer="layout" svg:x1="19.296cm" svg:y1="11.078cm" svg:x2="19.862cm" svg:y2="10.865cm">
          <text:p/>
        </draw:line>
        <draw:line draw:style-name="gr8" draw:text-style-name="P1" draw:layer="layout" svg:x1="19.79cm" svg:y1="10.972cm" svg:x2="23.425cm" svg:y2="10.089cm">
          <text:p/>
        </draw:line>
        <draw:line draw:style-name="gr8" draw:text-style-name="P1" draw:layer="layout" svg:x1="20.214cm" svg:y1="10.901cm" svg:x2="22.825cm" svg:y2="10.336cm">
          <text:p/>
        </draw:line>
        <draw:line draw:style-name="gr8" draw:text-style-name="P1" draw:layer="layout" svg:x1="22.119cm" svg:y1="10.549cm" svg:x2="23.107cm" svg:y2="10.371cm">
          <text:p/>
        </draw:line>
        <draw:line draw:style-name="gr8" draw:text-style-name="P1" draw:layer="layout" svg:x1="22.119cm" svg:y1="10.549cm" svg:x2="23.284cm" svg:y2="10.336cm">
          <text:p/>
        </draw:line>
        <draw:line draw:style-name="gr8" draw:text-style-name="P1" draw:layer="layout" svg:x1="20.214cm" svg:y1="10.901cm" svg:x2="22.12cm" svg:y2="10.548cm">
          <text:p/>
        </draw:line>
        <draw:line draw:style-name="gr8" draw:text-style-name="P1" draw:layer="layout" svg:x1="19.79cm" svg:y1="10.972cm" svg:x2="20.215cm" svg:y2="10.9cm">
          <text:p/>
        </draw:line>
        <draw:line draw:style-name="gr8" draw:text-style-name="P1" draw:layer="layout" svg:x1="19.296cm" svg:y1="11.078cm" svg:x2="19.791cm" svg:y2="10.971cm">
          <text:p/>
        </draw:line>
        <draw:line draw:style-name="gr8" draw:text-style-name="P1" draw:layer="layout" svg:x1="18.45cm" svg:y1="11.325cm" svg:x2="19.297cm" svg:y2="11.077cm">
          <text:p/>
        </draw:line>
        <draw:line draw:style-name="gr8" draw:text-style-name="P1" draw:layer="layout" svg:x1="18.767cm" svg:y1="11.289cm" svg:x2="22.79cm" svg:y2="10.653cm">
          <text:p/>
        </draw:line>
        <draw:line draw:style-name="gr8" draw:text-style-name="P1" draw:layer="layout" svg:x1="19.402cm" svg:y1="11.219cm" svg:x2="22.331cm" svg:y2="10.83cm">
          <text:p/>
        </draw:line>
        <draw:line draw:style-name="gr8" draw:text-style-name="P1" draw:layer="layout" svg:x1="20.178cm" svg:y1="11.148cm" svg:x2="22.755cm" svg:y2="10.865cm">
          <text:p/>
        </draw:line>
        <draw:line draw:style-name="gr8" draw:text-style-name="P1" draw:layer="layout" svg:x1="20.178cm" svg:y1="11.148cm" svg:x2="23.742cm" svg:y2="10.83cm">
          <text:p/>
        </draw:line>
        <draw:line draw:style-name="gr8" draw:text-style-name="P1" draw:layer="layout" svg:x1="19.402cm" svg:y1="11.219cm" svg:x2="20.179cm" svg:y2="11.147cm">
          <text:p/>
        </draw:line>
        <draw:line draw:style-name="gr8" draw:text-style-name="P1" draw:layer="layout" svg:x1="18.767cm" svg:y1="11.289cm" svg:x2="19.403cm" svg:y2="11.218cm">
          <text:p/>
        </draw:line>
        <draw:line draw:style-name="gr8" draw:text-style-name="P1" draw:layer="layout" svg:x1="18.45cm" svg:y1="11.325cm" svg:x2="18.768cm" svg:y2="11.288cm">
          <text:p/>
        </draw:line>
        <draw:line draw:style-name="gr8" draw:text-style-name="P1" draw:layer="layout" svg:x1="18.062cm" svg:y1="11.431cm" svg:x2="18.451cm" svg:y2="11.324cm">
          <text:p/>
        </draw:line>
        <draw:line draw:style-name="gr8" draw:text-style-name="P1" draw:layer="layout" svg:x1="18.062cm" svg:y1="11.431cm" svg:x2="22.966cm" svg:y2="11.077cm">
          <text:p/>
        </draw:line>
        <draw:line draw:style-name="gr8" draw:text-style-name="P1" draw:layer="layout" svg:x1="17.885cm" svg:y1="11.466cm" svg:x2="18.063cm" svg:y2="11.43cm">
          <text:p/>
        </draw:line>
        <draw:line draw:style-name="gr8" draw:text-style-name="P1" draw:layer="layout" svg:x1="18.45cm" svg:y1="11.466cm" svg:x2="23.319cm" svg:y2="11.218cm">
          <text:p/>
        </draw:line>
        <draw:line draw:style-name="gr8" draw:text-style-name="P1" draw:layer="layout" svg:x1="19.755cm" svg:y1="11.466cm" svg:x2="22.543cm" svg:y2="11.359cm">
          <text:p/>
        </draw:line>
        <draw:line draw:style-name="gr8" draw:text-style-name="P1" draw:layer="layout" svg:x1="21.942cm" svg:y1="11.465cm" svg:x2="22.683cm" svg:y2="11.465cm">
          <text:p/>
        </draw:line>
        <draw:line draw:style-name="gr8" draw:text-style-name="P1" draw:layer="layout" svg:x1="21.942cm" svg:y1="11.465cm" svg:x2="22.824cm" svg:y2="11.465cm">
          <text:p/>
        </draw:line>
        <draw:line draw:style-name="gr8" draw:text-style-name="P1" draw:layer="layout" svg:x1="19.755cm" svg:y1="11.465cm" svg:x2="21.942cm" svg:y2="11.465cm">
          <text:p/>
        </draw:line>
        <draw:line draw:style-name="gr8" draw:text-style-name="P1" draw:layer="layout" svg:x1="18.45cm" svg:y1="11.465cm" svg:x2="19.755cm" svg:y2="11.465cm">
          <text:p/>
        </draw:line>
        <draw:line draw:style-name="gr8" draw:text-style-name="P1" draw:layer="layout" svg:x1="17.885cm" svg:y1="11.465cm" svg:x2="18.45cm" svg:y2="11.465cm">
          <text:p/>
        </draw:line>
        <draw:line draw:style-name="gr8" draw:text-style-name="P1" draw:layer="layout" svg:x1="17.427cm" svg:y1="11.572cm" svg:x2="17.886cm" svg:y2="11.465cm">
          <text:p/>
        </draw:line>
        <draw:line draw:style-name="gr8" draw:text-style-name="P1" draw:layer="layout" svg:x1="21.66cm" svg:y1="11.782cm" svg:x2="22.437cm" svg:y2="11.819cm">
          <text:p/>
        </draw:line>
        <draw:line draw:style-name="gr8" draw:text-style-name="P1" draw:layer="layout" svg:x1="21.66cm" svg:y1="11.782cm" svg:x2="22.896cm" svg:y2="11.854cm">
          <text:p/>
        </draw:line>
        <draw:line draw:style-name="gr8" draw:text-style-name="P1" draw:layer="layout" svg:x1="20.849cm" svg:y1="11.747cm" svg:x2="21.661cm" svg:y2="11.783cm">
          <text:p/>
        </draw:line>
        <draw:line draw:style-name="gr8" draw:text-style-name="P1" draw:layer="layout" svg:x1="20.849cm" svg:y1="11.747cm" svg:x2="21.873cm" svg:y2="11.819cm">
          <text:p/>
        </draw:line>
        <draw:line draw:style-name="gr8" draw:text-style-name="P1" draw:layer="layout" svg:x1="18.344cm" svg:y1="11.641cm" svg:x2="20.85cm" svg:y2="11.748cm">
          <text:p/>
        </draw:line>
        <draw:line draw:style-name="gr8" draw:text-style-name="P1" draw:layer="layout" svg:x1="18.908cm" svg:y1="11.712cm" svg:x2="22.508cm" svg:y2="12.03cm">
          <text:p/>
        </draw:line>
        <draw:line draw:style-name="gr8" draw:text-style-name="P1" draw:layer="layout" svg:x1="20.32cm" svg:y1="11.888cm" svg:x2="22.367cm" svg:y2="12.136cm">
          <text:p/>
        </draw:line>
        <draw:line draw:style-name="gr8" draw:text-style-name="P1" draw:layer="layout" svg:x1="20.32cm" svg:y1="11.888cm" svg:x2="22.049cm" svg:y2="12.136cm">
          <text:p/>
        </draw:line>
        <draw:line draw:style-name="gr8" draw:text-style-name="P1" draw:layer="layout" svg:x1="18.908cm" svg:y1="11.712cm" svg:x2="20.321cm" svg:y2="11.889cm">
          <text:p/>
        </draw:line>
        <draw:line draw:style-name="gr8" draw:text-style-name="P1" draw:layer="layout" svg:x1="18.344cm" svg:y1="11.641cm" svg:x2="18.909cm" svg:y2="11.713cm">
          <text:p/>
        </draw:line>
        <draw:line draw:style-name="gr8" draw:text-style-name="P1" draw:layer="layout" svg:x1="17.427cm" svg:y1="11.571cm" svg:x2="18.345cm" svg:y2="11.642cm">
          <text:p/>
        </draw:line>
        <draw:line draw:style-name="gr8" draw:text-style-name="P1" draw:layer="layout" svg:x1="17.039cm" svg:y1="11.642cm" svg:x2="17.428cm" svg:y2="11.571cm">
          <text:p/>
        </draw:line>
        <draw:line draw:style-name="gr8" draw:text-style-name="P1" draw:layer="layout" svg:x1="20.355cm" svg:y1="12.17cm" svg:x2="21.414cm" svg:y2="12.312cm">
          <text:p/>
        </draw:line>
        <draw:line draw:style-name="gr8" draw:text-style-name="P1" draw:layer="layout" svg:x1="20.355cm" svg:y1="12.17cm" svg:x2="21.414cm" svg:y2="12.348cm">
          <text:p/>
        </draw:line>
        <draw:line draw:style-name="gr8" draw:text-style-name="P1" draw:layer="layout" svg:x1="17.039cm" svg:y1="11.641cm" svg:x2="20.356cm" svg:y2="12.171cm">
          <text:p/>
        </draw:line>
        <draw:line draw:style-name="gr8" draw:text-style-name="P1" draw:layer="layout" svg:x1="15.945cm" svg:y1="11.783cm" svg:x2="17.04cm" svg:y2="11.641cm">
          <text:p/>
        </draw:line>
        <draw:line draw:style-name="gr8" draw:text-style-name="P1" draw:layer="layout" svg:x1="16.721cm" svg:y1="11.959cm" svg:x2="21.414cm" svg:y2="12.806cm">
          <text:p/>
        </draw:line>
        <draw:line draw:style-name="gr8" draw:text-style-name="P1" draw:layer="layout" svg:x1="20.496cm" svg:y1="12.805cm" svg:x2="21.52cm" svg:y2="13.018cm">
          <text:p/>
        </draw:line>
        <draw:line draw:style-name="gr8" draw:text-style-name="P1" draw:layer="layout" svg:x1="21.06cm" svg:y1="12.946cm" svg:x2="22.402cm" svg:y2="13.265cm">
          <text:p/>
        </draw:line>
        <draw:line draw:style-name="gr8" draw:text-style-name="P1" draw:layer="layout" svg:x1="21.06cm" svg:y1="12.946cm" svg:x2="22.437cm" svg:y2="13.3cm">
          <text:p/>
        </draw:line>
        <draw:line draw:style-name="gr8" draw:text-style-name="P1" draw:layer="layout" svg:x1="20.496cm" svg:y1="12.805cm" svg:x2="21.061cm" svg:y2="12.947cm">
          <text:p/>
        </draw:line>
        <draw:line draw:style-name="gr8" draw:text-style-name="P1" draw:layer="layout" svg:x1="16.721cm" svg:y1="11.959cm" svg:x2="20.497cm" svg:y2="12.806cm">
          <text:p/>
        </draw:line>
        <draw:line draw:style-name="gr8" draw:text-style-name="P1" draw:layer="layout" svg:x1="15.945cm" svg:y1="11.782cm" svg:x2="16.722cm" svg:y2="11.96cm">
          <text:p/>
        </draw:line>
        <draw:line draw:style-name="gr8" draw:text-style-name="P1" draw:layer="layout" svg:x1="14.675cm" svg:y1="11.889cm" svg:x2="15.946cm" svg:y2="11.782cm">
          <text:p/>
        </draw:line>
        <draw:line draw:style-name="gr9" draw:text-style-name="P1" draw:layer="layout" svg:x1="20.955cm" svg:y1="14.746cm" svg:x2="22.508cm" svg:y2="15.064cm">
          <text:p/>
        </draw:line>
        <draw:line draw:style-name="gr9" draw:text-style-name="P1" draw:layer="layout" svg:x1="20.955cm" svg:y1="14.746cm" svg:x2="22.049cm" svg:y2="14.994cm">
          <text:p/>
        </draw:line>
        <draw:line draw:style-name="gr9" draw:text-style-name="P1" draw:layer="layout" svg:x1="20.637cm" svg:y1="14.675cm" svg:x2="20.956cm" svg:y2="14.747cm">
          <text:p/>
        </draw:line>
        <draw:line draw:style-name="gr9" draw:text-style-name="P1" draw:layer="layout" svg:x1="20.637cm" svg:y1="14.675cm" svg:x2="22.261cm" svg:y2="15.099cm">
          <text:p/>
        </draw:line>
        <draw:line draw:style-name="gr9" draw:text-style-name="P1" draw:layer="layout" svg:x1="19.649cm" svg:y1="14.463cm" svg:x2="20.638cm" svg:y2="14.676cm">
          <text:p/>
        </draw:line>
        <draw:line draw:style-name="gr9" draw:text-style-name="P1" draw:layer="layout" svg:x1="20.32cm" svg:y1="14.64cm" svg:x2="22.19cm" svg:y2="15.135cm">
          <text:p/>
        </draw:line>
        <draw:line draw:style-name="gr9" draw:text-style-name="P1" draw:layer="layout" svg:x1="20.32cm" svg:y1="14.64cm" svg:x2="22.614cm" svg:y2="15.311cm">
          <text:p/>
        </draw:line>
        <draw:line draw:style-name="gr9" draw:text-style-name="P1" draw:layer="layout" svg:x1="19.649cm" svg:y1="14.463cm" svg:x2="20.321cm" svg:y2="14.641cm">
          <text:p/>
        </draw:line>
        <draw:line draw:style-name="gr9" draw:text-style-name="P1" draw:layer="layout" svg:x1="19.155cm" svg:y1="14.358cm" svg:x2="19.65cm" svg:y2="14.464cm">
          <text:p/>
        </draw:line>
        <draw:line draw:style-name="gr9" draw:text-style-name="P1" draw:layer="layout" svg:x1="20.743cm" svg:y1="14.887cm" svg:x2="21.52cm" svg:y2="15.135cm">
          <text:p/>
        </draw:line>
        <draw:line draw:style-name="gr9" draw:text-style-name="P1" draw:layer="layout" svg:x1="20.743cm" svg:y1="14.887cm" svg:x2="21.802cm" svg:y2="15.241cm">
          <text:p/>
        </draw:line>
        <draw:line draw:style-name="gr9" draw:text-style-name="P1" draw:layer="layout" svg:x1="19.543cm" svg:y1="14.499cm" svg:x2="20.744cm" svg:y2="14.888cm">
          <text:p/>
        </draw:line>
        <draw:line draw:style-name="gr9" draw:text-style-name="P1" draw:layer="layout" svg:x1="21.096cm" svg:y1="15.098cm" svg:x2="22.014cm" svg:y2="15.452cm">
          <text:p/>
        </draw:line>
        <draw:line draw:style-name="gr9" draw:text-style-name="P1" draw:layer="layout" svg:x1="21.096cm" svg:y1="15.098cm" svg:x2="22.578cm" svg:y2="15.699cm">
          <text:p/>
        </draw:line>
        <draw:line draw:style-name="gr9" draw:text-style-name="P1" draw:layer="layout" svg:x1="19.543cm" svg:y1="14.499cm" svg:x2="21.097cm" svg:y2="15.099cm">
          <text:p/>
        </draw:line>
        <draw:line draw:style-name="gr9" draw:text-style-name="P1" draw:layer="layout" svg:x1="19.155cm" svg:y1="14.358cm" svg:x2="19.544cm" svg:y2="14.5cm">
          <text:p/>
        </draw:line>
        <draw:line draw:style-name="gr9" draw:text-style-name="P1" draw:layer="layout" svg:x1="18.556cm" svg:y1="14.181cm" svg:x2="19.156cm" svg:y2="14.359cm">
          <text:p/>
        </draw:line>
        <draw:line draw:style-name="gr9" draw:text-style-name="P1" draw:layer="layout" svg:x1="20.602cm" svg:y1="15.098cm" svg:x2="21.943cm" svg:y2="15.664cm">
          <text:p/>
        </draw:line>
        <draw:line draw:style-name="gr9" draw:text-style-name="P1" draw:layer="layout" svg:x1="20.708cm" svg:y1="15.134cm" svg:x2="21.802cm" svg:y2="15.629cm">
          <text:p/>
        </draw:line>
        <draw:line draw:style-name="gr9" draw:text-style-name="P1" draw:layer="layout" svg:x1="20.708cm" svg:y1="15.134cm" svg:x2="21.626cm" svg:y2="15.558cm">
          <text:p/>
        </draw:line>
        <draw:line draw:style-name="gr9" draw:text-style-name="P1" draw:layer="layout" svg:x1="20.602cm" svg:y1="15.098cm" svg:x2="20.709cm" svg:y2="15.135cm">
          <text:p/>
        </draw:line>
        <draw:line draw:style-name="gr9" draw:text-style-name="P1" draw:layer="layout" svg:x1="18.556cm" svg:y1="14.181cm" svg:x2="20.603cm" svg:y2="15.099cm">
          <text:p/>
        </draw:line>
        <draw:line draw:style-name="gr9" draw:text-style-name="P1" draw:layer="layout" svg:x1="18.097cm" svg:y1="14.04cm" svg:x2="18.557cm" svg:y2="14.182cm">
          <text:p/>
        </draw:line>
        <draw:line draw:style-name="gr9" draw:text-style-name="P1" draw:layer="layout" svg:x1="20.214cm" svg:y1="15.134cm" svg:x2="21.132cm" svg:y2="15.593cm">
          <text:p/>
        </draw:line>
        <draw:line draw:style-name="gr9" draw:text-style-name="P1" draw:layer="layout" svg:x1="20.813cm" svg:y1="15.451cm" svg:x2="21.308cm" svg:y2="15.699cm">
          <text:p/>
        </draw:line>
        <draw:line draw:style-name="gr9" draw:text-style-name="P1" draw:layer="layout" svg:x1="20.813cm" svg:y1="15.451cm" svg:x2="21.52cm" svg:y2="15.84cm">
          <text:p/>
        </draw:line>
        <draw:line draw:style-name="gr9" draw:text-style-name="P1" draw:layer="layout" svg:x1="20.214cm" svg:y1="15.134cm" svg:x2="20.814cm" svg:y2="15.452cm">
          <text:p/>
        </draw:line>
        <draw:line draw:style-name="gr9" draw:text-style-name="P1" draw:layer="layout" svg:x1="18.097cm" svg:y1="14.04cm" svg:x2="20.215cm" svg:y2="15.135cm">
          <text:p/>
        </draw:line>
        <draw:line draw:style-name="gr9" draw:text-style-name="P1" draw:layer="layout" svg:x1="16.862cm" svg:y1="13.581cm" svg:x2="18.098cm" svg:y2="14.041cm">
          <text:p/>
        </draw:line>
        <draw:line draw:style-name="gr9" draw:text-style-name="P1" draw:layer="layout" svg:x1="19.05cm" svg:y1="14.957cm" svg:x2="20.638cm" svg:y2="15.84cm">
          <text:p/>
        </draw:line>
        <draw:line draw:style-name="gr9" draw:text-style-name="P1" draw:layer="layout" svg:x1="19.367cm" svg:y1="15.169cm" svg:x2="20.532cm" svg:y2="15.84cm">
          <text:p/>
        </draw:line>
        <draw:line draw:style-name="gr9" draw:text-style-name="P1" draw:layer="layout" svg:x1="19.72cm" svg:y1="15.416cm" svg:x2="20.709cm" svg:y2="16.017cm">
          <text:p/>
        </draw:line>
        <draw:line draw:style-name="gr9" draw:text-style-name="P1" draw:layer="layout" svg:x1="19.967cm" svg:y1="15.592cm" svg:x2="20.956cm" svg:y2="16.228cm">
          <text:p/>
        </draw:line>
        <draw:line draw:style-name="gr9" draw:text-style-name="P1" draw:layer="layout" svg:x1="20.249cm" svg:y1="15.769cm" svg:x2="20.92cm" svg:y2="16.228cm">
          <text:p/>
        </draw:line>
        <draw:line draw:style-name="gr9" draw:text-style-name="P1" draw:layer="layout" svg:x1="20.249cm" svg:y1="15.769cm" svg:x2="21.238cm" svg:y2="16.475cm">
          <text:p/>
        </draw:line>
        <draw:line draw:style-name="gr9" draw:text-style-name="P1" draw:layer="layout" svg:x1="19.967cm" svg:y1="15.592cm" svg:x2="20.25cm" svg:y2="15.77cm">
          <text:p/>
        </draw:line>
        <draw:line draw:style-name="gr9" draw:text-style-name="P1" draw:layer="layout" svg:x1="19.72cm" svg:y1="15.416cm" svg:x2="19.968cm" svg:y2="15.593cm">
          <text:p/>
        </draw:line>
        <draw:line draw:style-name="gr9" draw:text-style-name="P1" draw:layer="layout" svg:x1="19.367cm" svg:y1="15.169cm" svg:x2="19.721cm" svg:y2="15.417cm">
          <text:p/>
        </draw:line>
        <draw:line draw:style-name="gr9" draw:text-style-name="P1" draw:layer="layout" svg:x1="19.05cm" svg:y1="14.957cm" svg:x2="19.368cm" svg:y2="15.17cm">
          <text:p/>
        </draw:line>
        <draw:line draw:style-name="gr9" draw:text-style-name="P1" draw:layer="layout" svg:x1="16.862cm" svg:y1="13.581cm" svg:x2="19.051cm" svg:y2="14.958cm">
          <text:p/>
        </draw:line>
        <draw:line draw:style-name="gr9" draw:text-style-name="P1" draw:layer="layout" svg:x1="16.439cm" svg:y1="13.405cm" svg:x2="16.863cm" svg:y2="13.582cm">
          <text:p/>
        </draw:line>
        <draw:line draw:style-name="gr9" draw:text-style-name="P1" draw:layer="layout" svg:x1="19.649cm" svg:y1="15.945cm" svg:x2="20.426cm" svg:y2="16.511cm">
          <text:p/>
        </draw:line>
        <draw:line draw:style-name="gr9" draw:text-style-name="P1" draw:layer="layout" svg:x1="19.649cm" svg:y1="15.945cm" svg:x2="20.391cm" svg:y2="16.511cm">
          <text:p/>
        </draw:line>
        <draw:line draw:style-name="gr9" draw:text-style-name="P1" draw:layer="layout" svg:x1="19.543cm" svg:y1="15.875cm" svg:x2="19.65cm" svg:y2="15.946cm">
          <text:p/>
        </draw:line>
        <draw:line draw:style-name="gr9" draw:text-style-name="P1" draw:layer="layout" svg:x1="19.543cm" svg:y1="15.875cm" svg:x2="20.285cm" svg:y2="16.44cm">
          <text:p/>
        </draw:line>
        <draw:line draw:style-name="gr9" draw:text-style-name="P1" draw:layer="layout" svg:x1="19.085cm" svg:y1="15.522cm" svg:x2="19.544cm" svg:y2="15.876cm">
          <text:p/>
        </draw:line>
        <draw:line draw:style-name="gr9" draw:text-style-name="P1" draw:layer="layout" svg:x1="19.085cm" svg:y1="15.522cm" svg:x2="20.074cm" svg:y2="16.334cm">
          <text:p/>
        </draw:line>
        <draw:line draw:style-name="gr9" draw:text-style-name="P1" draw:layer="layout" svg:x1="16.545cm" svg:y1="13.546cm" svg:x2="19.086cm" svg:y2="15.523cm">
          <text:p/>
        </draw:line>
        <draw:line draw:style-name="gr9" draw:text-style-name="P1" draw:layer="layout" svg:x1="16.792cm" svg:y1="13.899cm" svg:x2="20.25cm" svg:y2="16.863cm">
          <text:p/>
        </draw:line>
        <draw:line draw:style-name="gr9" draw:text-style-name="P1" draw:layer="layout" svg:x1="20.037cm" svg:y1="17.145cm" svg:x2="21.132cm" svg:y2="18.098cm">
          <text:p/>
        </draw:line>
        <draw:line draw:style-name="gr9" draw:text-style-name="P1" draw:layer="layout" svg:x1="20.037cm" svg:y1="17.145cm" svg:x2="20.779cm" svg:y2="17.816cm">
          <text:p/>
        </draw:line>
        <draw:line draw:style-name="gr9" draw:text-style-name="P1" draw:layer="layout" svg:x1="19.826cm" svg:y1="16.968cm" svg:x2="20.038cm" svg:y2="17.146cm">
          <text:p/>
        </draw:line>
        <draw:line draw:style-name="gr9" draw:text-style-name="P1" draw:layer="layout" svg:x1="19.826cm" svg:y1="16.968cm" svg:x2="20.709cm" svg:y2="17.816cm">
          <text:p/>
        </draw:line>
        <draw:line draw:style-name="gr9" draw:text-style-name="P1" draw:layer="layout" svg:x1="19.191cm" svg:y1="16.404cm" svg:x2="19.827cm" svg:y2="16.969cm">
          <text:p/>
        </draw:line>
        <draw:line draw:style-name="gr9" draw:text-style-name="P1" draw:layer="layout" svg:x1="19.191cm" svg:y1="16.404cm" svg:x2="20.285cm" svg:y2="17.498cm">
          <text:p/>
        </draw:line>
        <draw:line draw:style-name="gr9" draw:text-style-name="P1" draw:layer="layout" svg:x1="18.168cm" svg:y1="15.416cm" svg:x2="19.192cm" svg:y2="16.405cm">
          <text:p/>
        </draw:line>
        <draw:line draw:style-name="gr9" draw:text-style-name="P1" draw:layer="layout" svg:x1="18.45cm" svg:y1="15.698cm" svg:x2="20.144cm" svg:y2="17.498cm">
          <text:p/>
        </draw:line>
        <draw:line draw:style-name="gr9" draw:text-style-name="P1" draw:layer="layout" svg:x1="18.45cm" svg:y1="15.698cm" svg:x2="20.109cm" svg:y2="17.534cm">
          <text:p/>
        </draw:line>
        <draw:line draw:style-name="gr9" draw:text-style-name="P1" draw:layer="layout" svg:x1="18.168cm" svg:y1="15.416cm" svg:x2="18.451cm" svg:y2="15.699cm">
          <text:p/>
        </draw:line>
        <draw:line draw:style-name="gr9" draw:text-style-name="P1" draw:layer="layout" svg:x1="17.78cm" svg:y1="15.028cm" svg:x2="18.169cm" svg:y2="15.417cm">
          <text:p/>
        </draw:line>
        <draw:line draw:style-name="gr9" draw:text-style-name="P1" draw:layer="layout" svg:x1="19.085cm" svg:y1="16.545cm" svg:x2="19.897cm" svg:y2="17.498cm">
          <text:p/>
        </draw:line>
        <draw:line draw:style-name="gr9" draw:text-style-name="P1" draw:layer="layout" svg:x1="19.085cm" svg:y1="16.545cm" svg:x2="19.897cm" svg:y2="17.534cm">
          <text:p/>
        </draw:line>
        <draw:line draw:style-name="gr9" draw:text-style-name="P1" draw:layer="layout" svg:x1="17.78cm" svg:y1="15.028cm" svg:x2="19.086cm" svg:y2="16.546cm">
          <text:p/>
        </draw:line>
        <draw:line draw:style-name="gr9" draw:text-style-name="P1" draw:layer="layout" svg:x1="17.003cm" svg:y1="14.216cm" svg:x2="17.781cm" svg:y2="15.029cm">
          <text:p/>
        </draw:line>
        <draw:line draw:style-name="gr9" draw:text-style-name="P1" draw:layer="layout" svg:x1="17.815cm" svg:y1="15.24cm" svg:x2="19.932cm" svg:y2="17.851cm">
          <text:p/>
        </draw:line>
        <draw:line draw:style-name="gr9" draw:text-style-name="P1" draw:layer="layout" svg:x1="17.815cm" svg:y1="15.24cm" svg:x2="20.144cm" svg:y2="18.239cm">
          <text:p/>
        </draw:line>
        <draw:line draw:style-name="gr9" draw:text-style-name="P1" draw:layer="layout" svg:x1="17.145cm" svg:y1="14.428cm" svg:x2="17.816cm" svg:y2="15.241cm">
          <text:p/>
        </draw:line>
        <draw:line draw:style-name="gr9" draw:text-style-name="P1" draw:layer="layout" svg:x1="19.332cm" svg:y1="17.674cm" svg:x2="20.391cm" svg:y2="19.086cm">
          <text:p/>
        </draw:line>
        <draw:line draw:style-name="gr9" draw:text-style-name="P1" draw:layer="layout" svg:x1="19.332cm" svg:y1="17.674cm" svg:x2="19.686cm" svg:y2="18.169cm">
          <text:p/>
        </draw:line>
        <draw:line draw:style-name="gr9" draw:text-style-name="P1" draw:layer="layout" svg:x1="18.979cm" svg:y1="17.18cm" svg:x2="19.333cm" svg:y2="17.675cm">
          <text:p/>
        </draw:line>
        <draw:line draw:style-name="gr9" draw:text-style-name="P1" draw:layer="layout" svg:x1="19.261cm" svg:y1="17.603cm" svg:x2="19.862cm" svg:y2="18.521cm">
          <text:p/>
        </draw:line>
        <draw:line draw:style-name="gr9" draw:text-style-name="P1" draw:layer="layout" svg:x1="19.261cm" svg:y1="17.603cm" svg:x2="19.791cm" svg:y2="18.451cm">
          <text:p/>
        </draw:line>
        <draw:line draw:style-name="gr9" draw:text-style-name="P1" draw:layer="layout" svg:x1="18.979cm" svg:y1="17.18cm" svg:x2="19.262cm" svg:y2="17.604cm">
          <text:p/>
        </draw:line>
        <draw:line draw:style-name="gr9" draw:text-style-name="P1" draw:layer="layout" svg:x1="18.026cm" svg:y1="15.804cm" svg:x2="18.98cm" svg:y2="17.181cm">
          <text:p/>
        </draw:line>
        <draw:line draw:style-name="gr9" draw:text-style-name="P1" draw:layer="layout" svg:x1="18.026cm" svg:y1="15.804cm" svg:x2="19.474cm" svg:y2="18.169cm">
          <text:p/>
        </draw:line>
        <draw:line draw:style-name="gr9" draw:text-style-name="P1" draw:layer="layout" svg:x1="17.321cm" svg:y1="14.746cm" svg:x2="18.027cm" svg:y2="15.805cm">
          <text:p/>
        </draw:line>
        <draw:line draw:style-name="gr9" draw:text-style-name="P1" draw:layer="layout" svg:x1="17.497cm" svg:y1="15.063cm" svg:x2="19.297cm" svg:y2="18.098cm">
          <text:p/>
        </draw:line>
        <draw:line draw:style-name="gr9" draw:text-style-name="P1" draw:layer="layout" svg:x1="18.203cm" svg:y1="16.333cm" svg:x2="19.439cm" svg:y2="18.521cm">
          <text:p/>
        </draw:line>
        <draw:line draw:style-name="gr9" draw:text-style-name="P1" draw:layer="layout" svg:x1="18.203cm" svg:y1="16.333cm" svg:x2="19.544cm" svg:y2="18.804cm">
          <text:p/>
        </draw:line>
        <draw:line draw:style-name="gr9" draw:text-style-name="P1" draw:layer="layout" svg:x1="17.603cm" svg:y1="15.275cm" svg:x2="18.204cm" svg:y2="16.334cm">
          <text:p/>
        </draw:line>
        <draw:line draw:style-name="gr9" draw:text-style-name="P1" draw:layer="layout" svg:x1="18.238cm" svg:y1="16.58cm" svg:x2="18.945cm" svg:y2="17.957cm">
          <text:p/>
        </draw:line>
        <draw:line draw:style-name="gr9" draw:text-style-name="P1" draw:layer="layout" svg:x1="18.238cm" svg:y1="16.58cm" svg:x2="19.192cm" svg:y2="18.521cm">
          <text:p/>
        </draw:line>
        <draw:line draw:style-name="gr9" draw:text-style-name="P1" draw:layer="layout" svg:x1="17.78cm" svg:y1="15.698cm" svg:x2="18.239cm" svg:y2="16.581cm">
          <text:p/>
        </draw:line>
        <draw:line draw:style-name="gr9" draw:text-style-name="P1" draw:layer="layout" svg:x1="17.78cm" svg:y1="15.698cm" svg:x2="19.192cm" svg:y2="18.768cm">
          <text:p/>
        </draw:line>
        <draw:line draw:style-name="gr9" draw:text-style-name="P1" draw:layer="layout" svg:x1="17.709cm" svg:y1="15.522cm" svg:x2="17.781cm" svg:y2="15.699cm">
          <text:p/>
        </draw:line>
        <draw:line draw:style-name="gr9" draw:text-style-name="P1" draw:layer="layout" svg:x1="18.379cm" svg:y1="17.18cm" svg:x2="19.015cm" svg:y2="18.662cm">
          <text:p/>
        </draw:line>
        <draw:line draw:style-name="gr9" draw:text-style-name="P1" draw:layer="layout" svg:x1="18.52cm" svg:y1="17.533cm" svg:x2="19.051cm" svg:y2="18.839cm">
          <text:p/>
        </draw:line>
        <draw:line draw:style-name="gr9" draw:text-style-name="P1" draw:layer="layout" svg:x1="18.591cm" svg:y1="17.709cm" svg:x2="19.015cm" svg:y2="18.804cm">
          <text:p/>
        </draw:line>
        <draw:line draw:style-name="gr9" draw:text-style-name="P1" draw:layer="layout" svg:x1="18.591cm" svg:y1="17.709cm" svg:x2="19.121cm" svg:y2="19.227cm">
          <text:p/>
        </draw:line>
        <draw:line draw:style-name="gr9" draw:text-style-name="P1" draw:layer="layout" svg:x1="18.52cm" svg:y1="17.533cm" svg:x2="18.592cm" svg:y2="17.71cm">
          <text:p/>
        </draw:line>
        <draw:line draw:style-name="gr9" draw:text-style-name="P1" draw:layer="layout" svg:x1="18.379cm" svg:y1="17.18cm" svg:x2="18.521cm" svg:y2="17.534cm">
          <text:p/>
        </draw:line>
        <draw:line draw:style-name="gr9" draw:text-style-name="P1" draw:layer="layout" svg:x1="17.709cm" svg:y1="15.522cm" svg:x2="18.38cm" svg:y2="17.181cm">
          <text:p/>
        </draw:line>
        <draw:line draw:style-name="gr9" draw:text-style-name="P1" draw:layer="layout" svg:x1="17.603cm" svg:y1="15.275cm" svg:x2="17.71cm" svg:y2="15.523cm">
          <text:p/>
        </draw:line>
        <draw:line draw:style-name="gr9" draw:text-style-name="P1" draw:layer="layout" svg:x1="17.497cm" svg:y1="15.063cm" svg:x2="17.604cm" svg:y2="15.276cm">
          <text:p/>
        </draw:line>
        <draw:line draw:style-name="gr9" draw:text-style-name="P1" draw:layer="layout" svg:x1="17.321cm" svg:y1="14.746cm" svg:x2="17.498cm" svg:y2="15.064cm">
          <text:p/>
        </draw:line>
        <draw:line draw:style-name="gr9" draw:text-style-name="P1" draw:layer="layout" svg:x1="17.145cm" svg:y1="14.428cm" svg:x2="17.322cm" svg:y2="14.747cm">
          <text:p/>
        </draw:line>
        <draw:line draw:style-name="gr9" draw:text-style-name="P1" draw:layer="layout" svg:x1="17.003cm" svg:y1="14.216cm" svg:x2="17.146cm" svg:y2="14.429cm">
          <text:p/>
        </draw:line>
        <draw:line draw:style-name="gr9" draw:text-style-name="P1" draw:layer="layout" svg:x1="16.792cm" svg:y1="13.899cm" svg:x2="17.004cm" svg:y2="14.217cm">
          <text:p/>
        </draw:line>
        <draw:line draw:style-name="gr9" draw:text-style-name="P1" draw:layer="layout" svg:x1="16.545cm" svg:y1="13.546cm" svg:x2="16.793cm" svg:y2="13.9cm">
          <text:p/>
        </draw:line>
        <draw:line draw:style-name="gr9" draw:text-style-name="P1" draw:layer="layout" svg:x1="16.439cm" svg:y1="13.405cm" svg:x2="16.546cm" svg:y2="13.547cm">
          <text:p/>
        </draw:line>
        <draw:line draw:style-name="gr9" draw:text-style-name="P1" draw:layer="layout" svg:x1="14.675cm" svg:y1="11.888cm" svg:x2="16.44cm" svg:y2="13.406cm">
          <text:p/>
        </draw:line>
        <draw:line draw:style-name="gr3" draw:text-style-name="P1" draw:layer="layout" svg:x1="14.075cm" svg:y1="11.641cm" svg:x2="14.676cm" svg:y2="11.889cm">
          <text:p/>
        </draw:line>
        <draw:line draw:style-name="gr3" draw:text-style-name="P1" draw:layer="layout" svg:x1="13.405cm" svg:y1="11.748cm" svg:x2="14.076cm" svg:y2="11.641cm">
          <text:p/>
        </draw:line>
        <draw:line draw:style-name="gr3" draw:text-style-name="P1" draw:layer="layout" svg:x1="13.405cm" svg:y1="12.311cm" svg:x2="13.405cm" svg:y2="11.747cm">
          <text:p/>
        </draw:line>
        <draw:line draw:style-name="gr10" draw:text-style-name="P1" draw:layer="layout" svg:x1="16.157cm" svg:y1="19.367cm" svg:x2="17.11cm" svg:y2="21.52cm">
          <text:p/>
        </draw:line>
        <draw:line draw:style-name="gr10" draw:text-style-name="P1" draw:layer="layout" svg:x1="16.157cm" svg:y1="19.367cm" svg:x2="16.757cm" svg:y2="20.814cm">
          <text:p/>
        </draw:line>
        <draw:line draw:style-name="gr10" draw:text-style-name="P1" draw:layer="layout" svg:x1="15.416cm" svg:y1="17.709cm" svg:x2="16.158cm" svg:y2="19.368cm">
          <text:p/>
        </draw:line>
        <draw:line draw:style-name="gr10" draw:text-style-name="P1" draw:layer="layout" svg:x1="15.416cm" svg:y1="17.709cm" svg:x2="16.299cm" svg:y2="19.932cm">
          <text:p/>
        </draw:line>
        <draw:line draw:style-name="gr10" draw:text-style-name="P1" draw:layer="layout" svg:x1="15.169cm" svg:y1="17.145cm" svg:x2="15.417cm" svg:y2="17.71cm">
          <text:p/>
        </draw:line>
        <draw:line draw:style-name="gr10" draw:text-style-name="P1" draw:layer="layout" svg:x1="15.733cm" svg:y1="18.803cm" svg:x2="16.228cm" svg:y2="20.179cm">
          <text:p/>
        </draw:line>
        <draw:line draw:style-name="gr10" draw:text-style-name="P1" draw:layer="layout" svg:x1="15.875cm" svg:y1="19.261cm" svg:x2="16.299cm" svg:y2="20.497cm">
          <text:p/>
        </draw:line>
        <draw:line draw:style-name="gr10" draw:text-style-name="P1" draw:layer="layout" svg:x1="15.875cm" svg:y1="19.261cm" svg:x2="16.122cm" svg:y2="20.038cm">
          <text:p/>
        </draw:line>
        <draw:line draw:style-name="gr10" draw:text-style-name="P1" draw:layer="layout" svg:x1="15.733cm" svg:y1="18.803cm" svg:x2="15.876cm" svg:y2="19.262cm">
          <text:p/>
        </draw:line>
        <draw:line draw:style-name="gr10" draw:text-style-name="P1" draw:layer="layout" svg:x1="15.169cm" svg:y1="17.145cm" svg:x2="15.734cm" svg:y2="18.804cm">
          <text:p/>
        </draw:line>
        <draw:line draw:style-name="gr10" draw:text-style-name="P1" draw:layer="layout" svg:x1="13.405cm" svg:y1="12.523cm" svg:x2="15.17cm" svg:y2="17.146cm">
          <text:p/>
        </draw:line>
        <draw:line draw:style-name="gr3" draw:text-style-name="P1" draw:layer="layout" svg:x1="15.063cm" svg:y1="19.579cm" svg:x2="17.075cm" svg:y2="25.753cm">
          <text:p/>
        </draw:line>
        <draw:line draw:style-name="gr3" draw:text-style-name="P1" draw:layer="layout" svg:x1="15.063cm" svg:y1="19.579cm" svg:x2="16.793cm" svg:y2="25.295cm">
          <text:p/>
        </draw:line>
        <draw:line draw:style-name="gr3" draw:text-style-name="P1" draw:layer="layout" svg:x1="14.287cm" svg:y1="17.109cm" svg:x2="15.064cm" svg:y2="19.58cm">
          <text:p/>
        </draw:line>
        <draw:line draw:style-name="gr3" draw:text-style-name="P1" draw:layer="layout" svg:x1="14.287cm" svg:y1="17.109cm" svg:x2="16.158cm" svg:y2="23.637cm">
          <text:p/>
        </draw:line>
        <draw:line draw:style-name="gr3" draw:text-style-name="P1" draw:layer="layout" svg:x1="13.687cm" svg:y1="15.169cm" svg:x2="14.288cm" svg:y2="17.11cm">
          <text:p/>
        </draw:line>
        <draw:line draw:style-name="gr3" draw:text-style-name="P1" draw:layer="layout" svg:x1="14.499cm" svg:y1="18.309cm" svg:x2="16.122cm" svg:y2="24.307cm">
          <text:p/>
        </draw:line>
        <draw:line draw:style-name="gr3" draw:text-style-name="P1" draw:layer="layout" svg:x1="14.499cm" svg:y1="18.309cm" svg:x2="16.299cm" svg:y2="25.471cm">
          <text:p/>
        </draw:line>
        <draw:line draw:style-name="gr3" draw:text-style-name="P1" draw:layer="layout" svg:x1="13.687cm" svg:y1="15.169cm" svg:x2="14.5cm" svg:y2="18.31cm">
          <text:p/>
        </draw:line>
        <draw:line draw:style-name="gr3" draw:text-style-name="P1" draw:layer="layout" svg:x1="13.511cm" svg:y1="14.605cm" svg:x2="13.688cm" svg:y2="15.17cm">
          <text:p/>
        </draw:line>
        <draw:line draw:style-name="gr3" draw:text-style-name="P1" draw:layer="layout" svg:x1="13.828cm" svg:y1="15.945cm" svg:x2="16.228cm" svg:y2="26.036cm">
          <text:p/>
        </draw:line>
        <draw:line draw:style-name="gr3" draw:text-style-name="P1" draw:layer="layout" svg:x1="13.828cm" svg:y1="15.945cm" svg:x2="15.911cm" svg:y2="25.365cm">
          <text:p/>
        </draw:line>
        <draw:line draw:style-name="gr3" draw:text-style-name="P1" draw:layer="layout" svg:x1="13.511cm" svg:y1="14.605cm" svg:x2="13.829cm" svg:y2="15.946cm">
          <text:p/>
        </draw:line>
        <draw:line draw:style-name="gr3" draw:text-style-name="P1" draw:layer="layout" svg:x1="13.335cm" svg:y1="13.934cm" svg:x2="13.512cm" svg:y2="14.606cm">
          <text:p/>
        </draw:line>
        <draw:line draw:style-name="gr11" draw:text-style-name="P1" draw:layer="layout" svg:x1="13.934cm" svg:y1="21.907cm" svg:x2="14.429cm" svg:y2="23.954cm">
          <text:p/>
        </draw:line>
        <draw:line draw:style-name="gr11" draw:text-style-name="P1" draw:layer="layout" svg:x1="13.934cm" svg:y1="21.907cm" svg:x2="14.253cm" svg:y2="23.46cm">
          <text:p/>
        </draw:line>
        <draw:line draw:style-name="gr11" draw:text-style-name="P1" draw:layer="layout" svg:x1="13.723cm" svg:y1="20.955cm" svg:x2="13.935cm" svg:y2="21.908cm">
          <text:p/>
        </draw:line>
        <draw:line draw:style-name="gr11" draw:text-style-name="P1" draw:layer="layout" svg:x1="13.723cm" svg:y1="20.955cm" svg:x2="14.041cm" svg:y2="22.543cm">
          <text:p/>
        </draw:line>
        <draw:line draw:style-name="gr11" draw:text-style-name="P1" draw:layer="layout" svg:x1="13.405cm" svg:y1="19.508cm" svg:x2="13.724cm" svg:y2="20.956cm">
          <text:p/>
        </draw:line>
        <draw:line draw:style-name="gr11" draw:text-style-name="P1" draw:layer="layout" svg:x1="13.405cm" svg:y1="19.508cm" svg:x2="13.9cm" svg:y2="22.331cm">
          <text:p/>
        </draw:line>
        <draw:line draw:style-name="gr11" draw:text-style-name="P1" draw:layer="layout" svg:x1="12.946cm" svg:y1="17.18cm" svg:x2="13.406cm" svg:y2="19.509cm">
          <text:p/>
        </draw:line>
        <draw:line draw:style-name="gr11" draw:text-style-name="P1" draw:layer="layout" svg:x1="13.299cm" svg:y1="23.918cm" svg:x2="13.441cm" svg:y2="24.73cm">
          <text:p/>
        </draw:line>
        <draw:line draw:style-name="gr11" draw:text-style-name="P1" draw:layer="layout" svg:x1="13.299cm" svg:y1="23.918cm" svg:x2="13.688cm" svg:y2="26.318cm">
          <text:p/>
        </draw:line>
        <draw:line draw:style-name="gr11" draw:text-style-name="P1" draw:layer="layout" svg:x1="13.123cm" svg:y1="22.824cm" svg:x2="13.3cm" svg:y2="23.919cm">
          <text:p/>
        </draw:line>
        <draw:line draw:style-name="gr11" draw:text-style-name="P1" draw:layer="layout" svg:x1="13.123cm" svg:y1="22.824cm" svg:x2="13.371cm" svg:y2="24.66cm">
          <text:p/>
        </draw:line>
        <draw:line draw:style-name="gr11" draw:text-style-name="P1" draw:layer="layout" svg:x1="13.017cm" svg:y1="22.048cm" svg:x2="13.124cm" svg:y2="22.825cm">
          <text:p/>
        </draw:line>
        <draw:line draw:style-name="gr11" draw:text-style-name="P1" draw:layer="layout" svg:x1="13.017cm" svg:y1="22.048cm" svg:x2="13.3cm" svg:y2="24.73cm">
          <text:p/>
        </draw:line>
        <draw:line draw:style-name="gr11" draw:text-style-name="P1" draw:layer="layout" svg:x1="12.946cm" svg:y1="21.66cm" svg:x2="13.018cm" svg:y2="22.049cm">
          <text:p/>
        </draw:line>
        <draw:line draw:style-name="gr11" draw:text-style-name="P1" draw:layer="layout" svg:x1="12.982cm" svg:y1="22.083cm" svg:x2="13.159cm" svg:y2="24.236cm">
          <text:p/>
        </draw:line>
        <draw:line draw:style-name="gr11" draw:text-style-name="P1" draw:layer="layout" svg:x1="13.052cm" svg:y1="23.671cm" svg:x2="13.124cm" svg:y2="24.73cm">
          <text:p/>
        </draw:line>
        <draw:line draw:style-name="gr11" draw:text-style-name="P1" draw:layer="layout" svg:x1="13.052cm" svg:y1="23.671cm" svg:x2="13.124cm" svg:y2="25.295cm">
          <text:p/>
        </draw:line>
        <draw:line draw:style-name="gr11" draw:text-style-name="P1" draw:layer="layout" svg:x1="12.982cm" svg:y1="22.083cm" svg:x2="13.053cm" svg:y2="23.672cm">
          <text:p/>
        </draw:line>
        <draw:line draw:style-name="gr11" draw:text-style-name="P1" draw:layer="layout" svg:x1="12.946cm" svg:y1="21.66cm" svg:x2="12.983cm" svg:y2="22.084cm">
          <text:p/>
        </draw:line>
        <draw:line draw:style-name="gr11" draw:text-style-name="P1" draw:layer="layout" svg:x1="12.841cm" svg:y1="20.778cm" svg:x2="12.947cm" svg:y2="21.661cm">
          <text:p/>
        </draw:line>
        <draw:line draw:style-name="gr11" draw:text-style-name="P1" draw:layer="layout" svg:x1="12.841cm" svg:y1="20.99cm" svg:x2="12.912cm" svg:y2="23.813cm">
          <text:p/>
        </draw:line>
        <draw:line draw:style-name="gr11" draw:text-style-name="P1" draw:layer="layout" svg:x1="12.841cm" svg:y1="21.625cm" svg:x2="12.841cm" svg:y2="23.918cm">
          <text:p/>
        </draw:line>
        <draw:line draw:style-name="gr11" draw:text-style-name="P1" draw:layer="layout" svg:x1="12.806cm" svg:y1="23.142cm" svg:x2="12.77cm" svg:y2="24.307cm">
          <text:p/>
        </draw:line>
        <draw:line draw:style-name="gr11" draw:text-style-name="P1" draw:layer="layout" svg:x1="12.806cm" svg:y1="23.142cm" svg:x2="12.7cm" svg:y2="25.33cm">
          <text:p/>
        </draw:line>
        <draw:line draw:style-name="gr11" draw:text-style-name="P1" draw:layer="layout" svg:x1="12.842cm" svg:y1="21.625cm" svg:x2="12.805cm" svg:y2="23.143cm">
          <text:p/>
        </draw:line>
        <draw:line draw:style-name="gr11" draw:text-style-name="P1" draw:layer="layout" svg:x1="12.841cm" svg:y1="20.99cm" svg:x2="12.841cm" svg:y2="21.625cm">
          <text:p/>
        </draw:line>
        <draw:line draw:style-name="gr11" draw:text-style-name="P1" draw:layer="layout" svg:x1="12.841cm" svg:y1="20.778cm" svg:x2="12.841cm" svg:y2="20.99cm">
          <text:p/>
        </draw:line>
        <draw:line draw:style-name="gr11" draw:text-style-name="P1" draw:layer="layout" svg:x1="12.805cm" svg:y1="20.108cm" svg:x2="12.842cm" svg:y2="20.779cm">
          <text:p/>
        </draw:line>
        <draw:line draw:style-name="gr11" draw:text-style-name="P1" draw:layer="layout" svg:x1="12.63cm" svg:y1="22.154cm" svg:x2="12.523cm" svg:y2="23.601cm">
          <text:p/>
        </draw:line>
        <draw:line draw:style-name="gr11" draw:text-style-name="P1" draw:layer="layout" svg:x1="12.63cm" svg:y1="22.154cm" svg:x2="12.488cm" svg:y2="23.707cm">
          <text:p/>
        </draw:line>
        <draw:line draw:style-name="gr11" draw:text-style-name="P1" draw:layer="layout" svg:x1="12.701cm" svg:y1="21.025cm" svg:x2="12.629cm" svg:y2="22.155cm">
          <text:p/>
        </draw:line>
        <draw:line draw:style-name="gr11" draw:text-style-name="P1" draw:layer="layout" svg:x1="12.595cm" svg:y1="21.836cm" svg:x2="12.453cm" svg:y2="23.143cm">
          <text:p/>
        </draw:line>
        <draw:line draw:style-name="gr11" draw:text-style-name="P1" draw:layer="layout" svg:x1="12.348cm" svg:y1="23.671cm" svg:x2="12.206cm" svg:y2="24.907cm">
          <text:p/>
        </draw:line>
        <draw:line draw:style-name="gr11" draw:text-style-name="P1" draw:layer="layout" svg:x1="12.348cm" svg:y1="23.671cm" svg:x2="12.135cm" svg:y2="25.048cm">
          <text:p/>
        </draw:line>
        <draw:line draw:style-name="gr11" draw:text-style-name="P1" draw:layer="layout" svg:x1="12.595cm" svg:y1="21.836cm" svg:x2="12.347cm" svg:y2="23.672cm">
          <text:p/>
        </draw:line>
        <draw:line draw:style-name="gr11" draw:text-style-name="P1" draw:layer="layout" svg:x1="12.701cm" svg:y1="21.025cm" svg:x2="12.594cm" svg:y2="21.837cm">
          <text:p/>
        </draw:line>
        <draw:line draw:style-name="gr11" draw:text-style-name="P1" draw:layer="layout" svg:x1="12.806cm" svg:y1="20.108cm" svg:x2="12.7cm" svg:y2="21.026cm">
          <text:p/>
        </draw:line>
        <draw:line draw:style-name="gr11" draw:text-style-name="P1" draw:layer="layout" svg:x1="12.77cm" svg:y1="18.309cm" svg:x2="12.806cm" svg:y2="20.109cm">
          <text:p/>
        </draw:line>
        <draw:line draw:style-name="gr11" draw:text-style-name="P1" draw:layer="layout" svg:x1="12.136cm" svg:y1="21.237cm" svg:x2="11.782cm" svg:y2="23.46cm">
          <text:p/>
        </draw:line>
        <draw:line draw:style-name="gr11" draw:text-style-name="P1" draw:layer="layout" svg:x1="12.136cm" svg:y1="21.237cm" svg:x2="11.818cm" svg:y2="23.002cm">
          <text:p/>
        </draw:line>
        <draw:line draw:style-name="gr11" draw:text-style-name="P1" draw:layer="layout" svg:x1="12.207cm" svg:y1="20.743cm" svg:x2="12.135cm" svg:y2="21.238cm">
          <text:p/>
        </draw:line>
        <draw:line draw:style-name="gr11" draw:text-style-name="P1" draw:layer="layout" svg:x1="12.207cm" svg:y1="20.743cm" svg:x2="11.818cm" svg:y2="22.684cm">
          <text:p/>
        </draw:line>
        <draw:line draw:style-name="gr11" draw:text-style-name="P1" draw:layer="layout" svg:x1="12.383cm" svg:y1="19.861cm" svg:x2="12.206cm" svg:y2="20.744cm">
          <text:p/>
        </draw:line>
        <draw:line draw:style-name="gr11" draw:text-style-name="P1" draw:layer="layout" svg:x1="12.383cm" svg:y1="19.861cm" svg:x2="11.747cm" svg:y2="22.684cm">
          <text:p/>
        </draw:line>
        <draw:line draw:style-name="gr11" draw:text-style-name="P1" draw:layer="layout" svg:x1="12.524cm" svg:y1="19.226cm" svg:x2="12.382cm" svg:y2="19.862cm">
          <text:p/>
        </draw:line>
        <draw:line draw:style-name="gr11" draw:text-style-name="P1" draw:layer="layout" svg:x1="11.819cm" svg:y1="21.978cm" svg:x2="11.676cm" svg:y2="22.578cm">
          <text:p/>
        </draw:line>
        <draw:line draw:style-name="gr11" draw:text-style-name="P1" draw:layer="layout" svg:x1="11.819cm" svg:y1="21.978cm" svg:x2="11.5cm" svg:y2="23.143cm">
          <text:p/>
        </draw:line>
        <draw:line draw:style-name="gr11" draw:text-style-name="P1" draw:layer="layout" svg:x1="12.524cm" svg:y1="19.226cm" svg:x2="11.818cm" svg:y2="21.979cm">
          <text:p/>
        </draw:line>
        <draw:line draw:style-name="gr11" draw:text-style-name="P1" draw:layer="layout" svg:x1="12.665cm" svg:y1="18.626cm" svg:x2="12.523cm" svg:y2="19.227cm">
          <text:p/>
        </draw:line>
        <draw:line draw:style-name="gr11" draw:text-style-name="P1" draw:layer="layout" svg:x1="11.36cm" svg:y1="22.33cm" svg:x2="11.112cm" svg:y2="23.213cm">
          <text:p/>
        </draw:line>
        <draw:line draw:style-name="gr11" draw:text-style-name="P1" draw:layer="layout" svg:x1="11.36cm" svg:y1="22.33cm" svg:x2="11.183cm" svg:y2="22.931cm">
          <text:p/>
        </draw:line>
        <draw:line draw:style-name="gr11" draw:text-style-name="P1" draw:layer="layout" svg:x1="11.466cm" svg:y1="21.942cm" svg:x2="11.359cm" svg:y2="22.331cm">
          <text:p/>
        </draw:line>
        <draw:line draw:style-name="gr11" draw:text-style-name="P1" draw:layer="layout" svg:x1="11.466cm" svg:y1="21.942cm" svg:x2="10.936cm" svg:y2="23.496cm">
          <text:p/>
        </draw:line>
        <draw:line draw:style-name="gr11" draw:text-style-name="P1" draw:layer="layout" svg:x1="11.713cm" svg:y1="21.166cm" svg:x2="11.465cm" svg:y2="21.943cm">
          <text:p/>
        </draw:line>
        <draw:line draw:style-name="gr11" draw:text-style-name="P1" draw:layer="layout" svg:x1="11.713cm" svg:y1="21.166cm" svg:x2="11.218cm" svg:y2="22.508cm">
          <text:p/>
        </draw:line>
        <draw:line draw:style-name="gr11" draw:text-style-name="P1" draw:layer="layout" svg:x1="11.924cm" svg:y1="20.461cm" svg:x2="11.712cm" svg:y2="21.167cm">
          <text:p/>
        </draw:line>
        <draw:line draw:style-name="gr11" draw:text-style-name="P1" draw:layer="layout" svg:x1="11.395cm" svg:y1="21.801cm" svg:x2="10.9cm" svg:y2="23.143cm">
          <text:p/>
        </draw:line>
        <draw:line draw:style-name="gr11" draw:text-style-name="P1" draw:layer="layout" svg:x1="11.395cm" svg:y1="21.801cm" svg:x2="10.795cm" svg:y2="23.284cm">
          <text:p/>
        </draw:line>
        <draw:line draw:style-name="gr11" draw:text-style-name="P1" draw:layer="layout" svg:x1="11.572cm" svg:y1="21.343cm" svg:x2="11.394cm" svg:y2="21.802cm">
          <text:p/>
        </draw:line>
        <draw:line draw:style-name="gr11" draw:text-style-name="P1" draw:layer="layout" svg:x1="11.572cm" svg:y1="21.343cm" svg:x2="10.618cm" svg:y2="23.531cm">
          <text:p/>
        </draw:line>
        <draw:line draw:style-name="gr11" draw:text-style-name="P1" draw:layer="layout" svg:x1="11.677cm" svg:y1="21.025cm" svg:x2="11.571cm" svg:y2="21.344cm">
          <text:p/>
        </draw:line>
        <draw:line draw:style-name="gr11" draw:text-style-name="P1" draw:layer="layout" svg:x1="11.325cm" svg:y1="21.766cm" svg:x2="10.583cm" svg:y2="23.354cm">
          <text:p/>
        </draw:line>
        <draw:line draw:style-name="gr11" draw:text-style-name="P1" draw:layer="layout" svg:x1="11.113cm" svg:y1="22.154cm" svg:x2="10.512cm" svg:y2="23.39cm">
          <text:p/>
        </draw:line>
        <draw:line draw:style-name="gr11" draw:text-style-name="P1" draw:layer="layout" svg:x1="11.113cm" svg:y1="22.154cm" svg:x2="10.548cm" svg:y2="23.213cm">
          <text:p/>
        </draw:line>
        <draw:line draw:style-name="gr11" draw:text-style-name="P1" draw:layer="layout" svg:x1="11.325cm" svg:y1="21.766cm" svg:x2="11.112cm" svg:y2="22.155cm">
          <text:p/>
        </draw:line>
        <draw:line draw:style-name="gr11" draw:text-style-name="P1" draw:layer="layout" svg:x1="11.677cm" svg:y1="21.025cm" svg:x2="11.324cm" svg:y2="21.767cm">
          <text:p/>
        </draw:line>
        <draw:line draw:style-name="gr11" draw:text-style-name="P1" draw:layer="layout" svg:x1="11.924cm" svg:y1="20.461cm" svg:x2="11.676cm" svg:y2="21.026cm">
          <text:p/>
        </draw:line>
        <draw:line draw:style-name="gr11" draw:text-style-name="P1" draw:layer="layout" svg:x1="12.665cm" svg:y1="18.626cm" svg:x2="11.923cm" svg:y2="20.462cm">
          <text:p/>
        </draw:line>
        <draw:line draw:style-name="gr11" draw:text-style-name="P1" draw:layer="layout" svg:x1="12.771cm" svg:y1="18.309cm" svg:x2="12.664cm" svg:y2="18.627cm">
          <text:p/>
        </draw:line>
        <draw:line draw:style-name="gr11" draw:text-style-name="P1" draw:layer="layout" svg:x1="12.947cm" svg:y1="17.18cm" svg:x2="12.77cm" svg:y2="18.31cm">
          <text:p/>
        </draw:line>
        <draw:line draw:style-name="gr11" draw:text-style-name="P1" draw:layer="layout" svg:x1="13.336cm" svg:y1="13.934cm" svg:x2="12.946cm" svg:y2="17.181cm">
          <text:p/>
        </draw:line>
        <draw:line draw:style-name="gr3" draw:text-style-name="P1" draw:layer="layout" svg:x1="13.406cm" svg:y1="12.523cm" svg:x2="13.335cm" svg:y2="13.935cm">
          <text:p/>
        </draw:line>
        <draw:line draw:style-name="gr3" draw:text-style-name="P1" draw:layer="layout" svg:x1="13.405cm" svg:y1="12.311cm" svg:x2="13.405cm" svg:y2="12.523cm">
          <text:p/>
        </draw:line>
        <draw:line draw:style-name="gr3" draw:text-style-name="P1" draw:layer="layout" svg:x1="2.116cm" svg:y1="25.964cm" svg:x2="6.702cm" svg:y2="25.964cm">
          <text:p/>
        </draw:line>
        <draw:line draw:style-name="gr3" draw:text-style-name="P1" draw:layer="layout" svg:x1="2.116cm" svg:y1="25.823cm" svg:x2="2.116cm" svg:y2="26.105cm">
          <text:p/>
        </draw:line>
        <draw:line draw:style-name="gr3" draw:text-style-name="P1" draw:layer="layout" svg:x1="6.702cm" svg:y1="25.823cm" svg:x2="6.702cm" svg:y2="26.105cm">
          <text:p/>
        </draw:line>
        <draw:frame draw:style-name="gr12" draw:text-style-name="P3" draw:layer="layout" svg:width="0.552cm" svg:height="0.407cm" svg:x="3.951cm" svg:y="26.628cm">
          <draw:text-box>
            <text:p text:style-name="P2"><text:span text:style-name="T1">0.50</text:span></text:p>
          </draw:text-box>
        </draw:frame>
        <draw:frame draw:style-name="gr13" draw:text-style-name="P5" draw:layer="layout" svg:width="0.425cm" svg:height="0.938cm" svg:x="10.835cm" svg:y="24.595cm">
          <draw:text-box>
            <text:p text:style-name="P4"><text:span text:style-name="T2">4</text:span></text:p>
          </draw:text-box>
        </draw:frame>
        <draw:frame draw:style-name="gr14" draw:text-style-name="P6" draw:layer="layout" svg:width="0.425cm" svg:height="0.937cm" svg:x="17.229cm" svg:y="22.309cm">
          <draw:text-box draw:corner-radius="0.127cm">
            <text:p><text:span text:style-name="T3">6</text:span></text:p>
          </draw:text-box>
        </draw:frame>
        <draw:frame draw:style-name="gr14" draw:text-style-name="P7" draw:layer="layout" svg:width="0.425cm" svg:height="0.937cm" svg:x="22.055cm" svg:y="17.61cm">
          <draw:text-box>
            <text:p><text:span text:style-name="T4">5</text:span></text:p>
          </draw:text-box>
        </draw:frame>
        <draw:frame draw:style-name="gr14" draw:text-style-name="P8" draw:layer="layout" svg:width="0.425cm" svg:height="0.937cm" svg:x="24.341cm" svg:y="10.879cm">
          <draw:text-box>
            <text:p><text:span text:style-name="T5">2</text:span></text:p>
          </draw:text-box>
        </draw:frame>
        <draw:frame draw:style-name="gr15" draw:text-style-name="P9" draw:layer="layout" svg:width="0.381cm" svg:height="0.937cm" svg:x="21.547cm" svg:y="6.942cm">
          <draw:text-box>
            <text:p><text:span text:style-name="T6">7</text:span></text:p>
          </draw:text-box>
        </draw:frame>
        <draw:frame draw:style-name="gr16" draw:text-style-name="P11" draw:layer="layout" svg:width="0.298cm" svg:height="1.27cm" svg:x="21.039cm" svg:y="2.243cm">
          <draw:text-box>
            <text:p text:style-name="P10"><text:span text:style-name="T7">1</text:span></text:p>
          </draw:text-box>
        </draw:frame>
        <draw:frame draw:style-name="gr14" draw:text-style-name="P13" draw:layer="layout" svg:width="0.425cm" svg:height="0.937cm" svg:x="10.498cm" svg:y="1.735cm">
          <draw:text-box>
            <text:p text:style-name="P12"><text:span text:style-name="T8">3</text:span></text:p>
          </draw:text-box>
        </draw:frame>
        <draw:frame draw:style-name="gr14" draw:text-style-name="P15" draw:layer="layout" svg:width="0.802cm" svg:height="0.937cm" svg:x="5.886cm" svg:y="2.957cm">
          <draw:text-box>
            <text:p text:style-name="P14"><text:span text:style-name="T9">3c</text:span></text:p>
          </draw:text-box>
        </draw:frame>
        <draw:frame draw:style-name="gr14" draw:text-style-name="P17" draw:layer="layout" svg:width="0.802cm" svg:height="0.937cm" svg:x="1.608cm" svg:y="9.228cm">
          <draw:text-box>
            <text:p text:style-name="P16"><text:span text:style-name="T10">3a</text:span></text:p>
          </draw:text-box>
        </draw:frame>
        <draw:frame draw:style-name="gr14" draw:text-style-name="P19" draw:layer="layout" svg:width="0.849cm" svg:height="0.937cm" svg:x="1.862cm" svg:y="17.737cm">
          <draw:text-box>
            <text:p text:style-name="P18"><text:span text:style-name="T11">3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1cm" fo:margin-right="1cm" fo:page-width="26.952cm" fo:page-height="28.2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5-30T14:53:04.973222841</dc:date>
    <meta:editing-duration>PT1M47S</meta:editing-duration>
    <meta:editing-cycles>2</meta:editing-cycles>
    <meta:generator>LibreOffice/6.0.7.3$Linux_X86_64 LibreOffice_project/00m0$Build-3</meta:generator>
    <meta:document-statistic meta:object-count="722"/>
  </office:meta>
</office:document-meta>
</file>